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12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1.986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2.157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501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1.281cm"/>
    </style:style>
    <style:style style:name="co36" style:family="table-column">
      <style:table-column-properties fo:break-before="auto" style:column-width="2.226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3.26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21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1.947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2.152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274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021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36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36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36">
      <style:table-cell-properties fo:border-bottom="none" fo:background-color="#fff5ce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6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6">
      <style:table-cell-properties fo:background-color="#fff5ce"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ackground-color="#ffff00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74pt solid #000000" fo:background-color="#ffff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ackground-color="#81d41a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0.74pt solid #000000" fo:border-left="none" fo:border-right="none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none" fo:border-left="none" fo:border-right="none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order-bottom="none" fo:background-color="#fff5ce" fo:border-left="none" fo:border-right="none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0.74pt solid #000000" fo:background-color="transparent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fff5c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0.74pt solid #000000" fo:background-color="#ffff00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none" fo:border-top="none"/>
    </style:style>
    <style:style style:name="ce82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 style:data-style-name="N4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ackground-color="#e8f2a1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4">
      <style:table-cell-properties fo:border-bottom="0.74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81d41a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0.74pt solid #000000" fo:background-color="#e8f2a1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74pt solid #000000" fo:background-color="#b7b3ca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ackground-color="#fff5c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5c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4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4">
      <style:table-cell-properties fo:background-color="#e8f2a1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1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56" style:family="table-cell" style:parent-style-name="Default" style:data-style-name="N4">
      <style:table-cell-properties fo:background-color="#81d41a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4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73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order-bottom="0.74pt solid #000000" fo:background-color="#ffde59" fo:border-left="none" fo:border-right="none" fo:border-top="none"/>
    </style:style>
    <style:style style:name="ce14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104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Normal_5f_10928_5f_12_5f_3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Normal_5f_10928_5f_12_5f_2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61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62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able-cell-properties fo:border-bottom="0.74pt solid #000000" fo:background-color="#e8f2a1" fo:border-left="none" fo:border-right="none" fo:border-top="none"/>
    </style:style>
    <style:style style:name="ce181" style:family="table-cell" style:parent-style-name="Default" style:data-style-name="N4">
      <style:table-cell-properties fo:background-color="#81d41a"/>
      <style:text-properties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 style:data-style-name="N4">
      <style:table-cell-properties fo:border-bottom="none" fo:background-color="transparent" fo:border-left="none" fo:border-right="none" fo:border-top="0.74pt solid #000000"/>
    </style:style>
    <style:style style:name="ce512" style:family="table-cell" style:parent-style-name="Default" style:data-style-name="N4">
      <style:table-cell-properties fo:background-color="transparent"/>
    </style:style>
    <style:style style:name="ce201" style:family="table-cell" style:parent-style-name="Default" style:data-style-name="N4">
      <style:table-cell-properties fo:border-bottom="none" fo:background-color="#ffd8ce" fo:border-left="none" fo:border-right="none" fo:border-top="0.74pt solid #000000"/>
    </style:style>
    <style:style style:name="ce202" style:family="table-cell" style:parent-style-name="Default" style:data-style-name="N4">
      <style:table-cell-properties fo:border-bottom="0.74pt solid #000000" fo:background-color="transparent" fo:border-left="none" fo:border-right="none" fo:border-top="none"/>
    </style:style>
    <style:style style:name="ce117" style:family="table-cell" style:parent-style-name="Default" style:data-style-name="N4">
      <style:table-cell-properties fo:border="none"/>
    </style:style>
    <style:style style:name="ce146" style:family="table-cell" style:parent-style-name="Default" style:data-style-name="N4">
      <style:table-cell-properties fo:background-color="#e8f2a1"/>
      <style:text-properties fo:color="#ff0000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4">
      <style:table-cell-properties fo:border-bottom="0.74pt solid #000000" fo:background-color="#e8f2a1" fo:border-left="none" fo:border-right="0.74pt solid #000000" fo:border-top="none"/>
      <style:text-properties fo:color="#ff0000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color="#ff0000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122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122">
      <style:table-cell-properties fo:background-color="#81d41a" fo:border="none"/>
      <style:text-properties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122">
      <style:table-cell-properties fo:border-bottom="none" fo:border-left="none" fo:border-right="none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122">
      <style:table-cell-properties fo:border-bottom="0.74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22">
      <style:table-cell-properties fo:background-color="#d4ea6b" fo:border="none"/>
      <style:text-properties fo:color="#c9211e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4">
      <style:table-cell-properties fo:background-color="#fff5ce"/>
    </style:style>
    <style:style style:name="ce175" style:family="table-cell" style:parent-style-name="Default" style:data-style-name="N4">
      <style:table-cell-properties fo:background-color="#fff5ce" fo:border="none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able-cell-properties fo:border="none"/>
      <style:text-properties fo:color="#c9211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2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28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228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28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28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28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28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28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3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28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63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67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06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375" style:family="table-cell" style:parent-style-name="Default" style:data-style-name="N206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06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53"/>
        <table:table-column table:style-name="co17" table:default-cell-style-name="ce382"/>
        <table:table-column table:style-name="co18" table:number-columns-repeated="2" table:default-cell-style-name="ce382"/>
        <table:table-column table:style-name="co19" table:default-cell-style-name="ce382"/>
        <table:table-column table:style-name="co20" table:default-cell-style-name="ce382"/>
        <table:table-column table:style-name="co2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style-name="ce38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385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style-name="ce38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ce384"/>
          <table:table-cell table:style-name="ce385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8"/>
          <table:table-cell table:style-name="ce384" table:formula="of:=SUM([.E12:.E16])" office:value-type="float" office:value="36000" calcext:value-type="float">
            <text:p>36.00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8"/>
          <table:table-cell table:style-name="ce384" table:formula="of:=SUM([.F12:.F16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8"/>
          <table:table-cell table:style-name="ce384" table:formula="of:=[.G20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8"/>
          <table:table-cell table:style-name="ce384" table:formula="of:=[.F199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 table:number-columns-repeated="2"/>
          <table:table-cell table:style-name="ce384" table:formula="of:=[.E6]-[.E8]" office:value-type="float" office:value="0" calcext:value-type="float">
            <text:p>0,00</text:p>
          </table:table-cell>
          <table:table-cell table:style-name="ce385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/>
          <table:table-cell table:number-columns-repeated="57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47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yıllık kira bedeli</text:p>
          </table:table-cell>
          <table:table-cell table:style-name="ce267" office:value-type="float" office:value="48000" calcext:value-type="float">
            <text:p>48000</text:p>
          </table:table-cell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022-2023 aylık kira bedeli</text:p>
          </table:table-cell>
          <table:table-cell table:style-name="ce267" office:value-type="float" office:value="4000" calcext:value-type="float">
            <text:p>4000</text:p>
          </table:table-cell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n kiraya göre tarih belirlendi</text:p>
          </table:table-cell>
          <table:table-cell table:style-name="ce267"/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/>
          <table:table-cell office:value-type="float" office:value="36000" calcext:value-type="float">
            <text:p>36.000,00</text:p>
          </table:table-cell>
          <table:table-cell/>
          <table:table-cell table:style-name="ce396" table:formula="of:=[.G15]+[.E16]-[.F16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2"/>
          <table:table-cell office:value-type="float" office:value="36000" calcext:value-type="float">
            <text:p>36.000,00</text:p>
          </table:table-cell>
          <table:table-cell table:style-name="ce396" table:formula="of:=[.G16]+[.E17]-[.F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3"/>
          <table:table-cell table:style-name="ce396" table:formula="of:=[.G17]+[.E18]-[.F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67" table:number-columns-repeated="2"/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table:number-columns-repeated="2"/>
          <table:table-cell/>
          <table:table-cell table:style-name="ce388" office:value-type="string" calcext:value-type="string">
            <text:p>AY Kira</text:p>
          </table:table-cell>
          <table:table-cell table:style-name="ce388" office:value-type="string" calcext:value-type="string">
            <text:p>AY ödeme</text:p>
          </table:table-cell>
          <table:table-cell table:style-name="ce67" office:value-type="string" calcext:value-type="string">
            <text:p>AY Bakiye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<text:span text:style-name="T1">2022-23 </text:span>10/12 ay kira bedeli ocak-2023</text:p>
          </table:table-cell>
          <table:table-cell table:style-name="ce267"/>
          <table:table-cell/>
          <table:table-cell office:value-type="float" office:value="1" calcext:value-type="float">
            <text:p>1,00</text:p>
          </table:table-cell>
          <table:table-cell/>
          <table:table-cell table:style-name="ce122" table:formula="of:=[.E21]-[.F21]" office:value-type="float" office:value="1" calcext:value-type="float">
            <text:p>1,00 Ay</text:p>
          </table:table-cell>
          <table:table-cell table:formula="of:=[.G21]*[.$C$38]" office:value-type="float" office:value="6928" calcext:value-type="float">
            <text:p>6.928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68" office:value-type="string" calcext:value-type="string">
            <text:p>banka havalesi 1 aylık kira bedeli</text:p>
          </table:table-cell>
          <table:table-cell table:style-name="ce100"/>
          <table:table-cell table:style-name="ce118" office:value-type="float" office:value="6920" calcext:value-type="float">
            <text:p>6.920,00</text:p>
          </table:table-cell>
          <table:table-cell table:style-name="ce118"/>
          <table:table-cell table:style-name="ce146" office:value-type="float" office:value="1" calcext:value-type="float">
            <text:p>1,00</text:p>
          </table:table-cell>
          <table:table-cell table:style-name="ce122" table:formula="of:=[.G21]+[.E22]-[.F22]" office:value-type="float" office:value="0" calcext:value-type="float">
            <text:p>0,00 Ay</text:p>
          </table:table-cell>
          <table:table-cell table:formula="of:=[.G22]*[.$C$38]" office:value-type="float" office:value="0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<text:span text:style-name="T1">2022-23 </text:span>11/12 ay kira bedeli şubat-2023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 office:value-type="float" office:value="1" calcext:value-type="float">
            <text:p>1,00</text:p>
          </table:table-cell>
          <table:table-cell table:style-name="ce385"/>
          <table:table-cell table:style-name="ce122" table:formula="of:=[.G22]+[.E23]-[.F23]" office:value-type="float" office:value="1" calcext:value-type="float">
            <text:p>1,00 Ay</text:p>
          </table:table-cell>
          <table:table-cell table:formula="of:=[.G23]*[.$C$38]" office:value-type="float" office:value="6928" calcext:value-type="float">
            <text:p>6.928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office:value-type="string" calcext:value-type="string">
            <text:p>ocak tüfe</text:p>
          </table:table-cell>
          <table:table-cell table:style-name="Default" office:value-type="float" office:value="3.15" calcext:value-type="float">
            <text:p>3,15</text:p>
          </table:table-cell>
          <table:table-cell table:style-name="ce406"/>
          <table:table-cell table:style-name="ce158" table:formula="of:=[.G23]*[.C24]/100" office:value-type="float" office:value="0.0315" calcext:value-type="float">
            <text:p>0,03</text:p>
          </table:table-cell>
          <table:table-cell table:style-name="ce385"/>
          <table:table-cell table:style-name="ce122" table:formula="of:=[.G23]+[.E24]-[.F24]" office:value-type="float" office:value="1.0315" calcext:value-type="float">
            <text:p>1,03 Ay</text:p>
          </table:table-cell>
          <table:table-cell table:style-name="ce384" table:formula="of:=[.G24]*[.$C$38]" office:value-type="float" office:value="7146.232" calcext:value-type="float">
            <text:p>7.146,23</text:p>
          </table:table-cell>
          <table:table-cell table:formula="of:=[.H24]-[.H23]" office:value-type="float" office:value="218.232000000001" calcext:value-type="float">
            <text:p>218,23</text:p>
          </table:table-cell>
          <table:table-cell table:number-columns-repeated="52"/>
        </table:table-row>
        <table:table-row table:style-name="ro1">
          <table:table-cell table:style-name="ce36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2022-23 12/12 ay kira bedeli mart-2023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 office:value-type="float" office:value="1" calcext:value-type="float">
            <text:p>1,00</text:p>
          </table:table-cell>
          <table:table-cell table:style-name="ce385"/>
          <table:table-cell table:style-name="ce122" table:formula="of:=[.G24]+[.E25]-[.F25]" office:value-type="float" office:value="2.0315" calcext:value-type="float">
            <text:p>2,03 Ay</text:p>
          </table:table-cell>
          <table:table-cell table:formula="of:=[.G25]*[.$C$38]" office:value-type="float" office:value="14074.232" calcext:value-type="float">
            <text:p>14.074,23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office:value-type="string" calcext:value-type="string">
            <text:p>şubat tüfe</text:p>
          </table:table-cell>
          <table:table-cell table:style-name="Default" office:value-type="float" office:value="6.65" calcext:value-type="float">
            <text:p>6,65</text:p>
          </table:table-cell>
          <table:table-cell/>
          <table:table-cell table:style-name="ce158" table:formula="of:=[.G25]*[.C26]/100" office:value-type="float" office:value="0.13509475" calcext:value-type="float">
            <text:p>0,14</text:p>
          </table:table-cell>
          <table:table-cell table:style-name="ce385"/>
          <table:table-cell table:style-name="ce122" table:formula="of:=[.G25]+[.E26]-[.F26]" office:value-type="float" office:value="2.16659475" calcext:value-type="float">
            <text:p>2,17 Ay</text:p>
          </table:table-cell>
          <table:table-cell table:style-name="ce384" table:formula="of:=[.G26]*[.$C$38]" office:value-type="float" office:value="15010.168428" calcext:value-type="float">
            <text:p>15.010,17</text:p>
          </table:table-cell>
          <table:table-cell table:formula="of:=[.H26]-[.H25]" office:value-type="float" office:value="935.936427999999" calcext:value-type="float">
            <text:p>935,94</text:p>
          </table:table-cell>
          <table:table-cell table:number-columns-repeated="52"/>
        </table:table-row>
        <table:table-row table:style-name="ro1">
          <table:table-cell table:style-name="ce36"/>
          <table:table-cell table:style-name="Default" table:number-columns-repeated="2"/>
          <table:table-cell table:number-columns-repeated="2"/>
          <table:table-cell table:style-name="ce385"/>
          <table:table-cell table:style-name="ce122" table:formula="of:=[.G26]+[.E27]-[.F27]" office:value-type="float" office:value="2.16659475" calcext:value-type="float">
            <text:p>2,17 Ay</text:p>
          </table:table-cell>
          <table:table-cell table:formula="of:=[.G27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46"/>
          <table:table-cell table:style-name="ce37" office:value-type="string" calcext:value-type="string">
            <text:p>İCRA MASRAFI</text:p>
          </table:table-cell>
          <table:table-cell table:style-name="ce37"/>
          <table:table-cell table:style-name="ce48" office:value-type="float" office:value="500" calcext:value-type="float">
            <text:p>500</text:p>
          </table:table-cell>
          <table:table-cell table:style-name="ce60"/>
          <table:table-cell table:style-name="ce385"/>
          <table:table-cell table:style-name="ce122" table:formula="of:=[.G27]+[.E28]-[.F28]" office:value-type="float" office:value="2.16659475" calcext:value-type="float">
            <text:p>2,17 Ay</text:p>
          </table:table-cell>
          <table:table-cell table:formula="of:=[.G28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4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ce42"/>
          <table:table-cell table:style-name="ce42" office:value-type="float" office:value="752.54" calcext:value-type="float">
            <text:p>752,54</text:p>
          </table:table-cell>
          <table:table-cell table:style-name="ce61"/>
          <table:table-cell table:style-name="ce385"/>
          <table:table-cell table:style-name="ce122" table:formula="of:=[.G28]+[.E29]-[.F29]" office:value-type="float" office:value="2.16659475" calcext:value-type="float">
            <text:p>2,17 Ay</text:p>
          </table:table-cell>
          <table:table-cell table:formula="of:=[.G29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4"/>
          <table:table-cell table:style-name="ce354" office:value-type="string" calcext:value-type="string">
            <text:p>mermer</text:p>
          </table:table-cell>
          <table:table-cell table:style-name="ce43"/>
          <table:table-cell table:style-name="ce396" office:value-type="float" office:value="375" calcext:value-type="float">
            <text:p>375,00</text:p>
          </table:table-cell>
          <table:table-cell table:style-name="ce61"/>
          <table:table-cell table:style-name="ce385"/>
          <table:table-cell table:style-name="ce122" table:formula="of:=[.G29]+[.E30]-[.F30]" office:value-type="float" office:value="2.16659475" calcext:value-type="float">
            <text:p>2,17 Ay</text:p>
          </table:table-cell>
          <table:table-cell table:formula="of:=[.G30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5"/>
          <table:table-cell table:style-name="ce38" office:value-type="string" calcext:value-type="string">
            <text:p>İcra-noter-mermer ay olarak</text:p>
          </table:table-cell>
          <table:table-cell table:style-name="ce44"/>
          <table:table-cell table:style-name="ce49"/>
          <table:table-cell table:style-name="ce62" table:formula="of:=([.D28]+[.D29]+[.D30])/[.C14]" office:value-type="float" office:value="0.406885" calcext:value-type="float">
            <text:p>0,41</text:p>
          </table:table-cell>
          <table:table-cell table:style-name="ce385"/>
          <table:table-cell table:style-name="ce122" table:formula="of:=[.G30]+[.E31]-[.F31]" office:value-type="float" office:value="2.57347975" calcext:value-type="float">
            <text:p>2,57 Ay</text:p>
          </table:table-cell>
          <table:table-cell table:formula="of:=[.G31]*[.$C$38]" office:value-type="float" office:value="17829.067708" calcext:value-type="float">
            <text:p>17.8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1]+[.E32]-[.F32]" office:value-type="float" office:value="2.57347975" calcext:value-type="float">
            <text:p>2,57 Ay</text:p>
          </table:table-cell>
          <table:table-cell table:formula="of:=[.G32]*[.$C$38]" office:value-type="float" office:value="17829.067708" calcext:value-type="float">
            <text:p>17.829,07</text:p>
          </table:table-cell>
          <table:table-cell table:number-columns-repeated="53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Default"/>
          <table:table-cell table:style-name="ce385" office:value-type="float" office:value="1500" calcext:value-type="float">
            <text:p>1.500,00</text:p>
          </table:table-cell>
          <table:table-cell table:style-name="ce396" table:formula="of:=[.D33]/[.C38]" office:value-type="float" office:value="0.216512702078522" calcext:value-type="float">
            <text:p>0,22</text:p>
          </table:table-cell>
          <table:table-cell table:style-name="ce385"/>
          <table:table-cell table:style-name="ce122" table:formula="of:=[.G32]+[.E33]-[.F33]" office:value-type="float" office:value="2.78999245207852" calcext:value-type="float">
            <text:p>2,79 Ay</text:p>
          </table:table-cell>
          <table:table-cell table:formula="of:=[.G33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3]+[.E34]-[.F34]" office:value-type="float" office:value="2.78999245207852" calcext:value-type="float">
            <text:p>2,79 Ay</text:p>
          </table:table-cell>
          <table:table-cell table:formula="of:=[.G34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2023 şubat tüfe</text:p>
          </table:table-cell>
          <table:table-cell table:style-name="ce267" office:value-type="float" office:value="73.2" calcext:value-type="float">
            <text:p>73,2</text:p>
          </table:table-cell>
          <table:table-cell table:style-name="ce385"/>
          <table:table-cell/>
          <table:table-cell table:style-name="ce385"/>
          <table:table-cell table:style-name="ce122" table:formula="of:=[.G34]+[.E35]-[.F35]" office:value-type="float" office:value="2.78999245207852" calcext:value-type="float">
            <text:p>2,79 Ay</text:p>
          </table:table-cell>
          <table:table-cell table:formula="of:=[.G35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22-23 tüfe farkı</text:p>
          </table:table-cell>
          <table:table-cell table:style-name="ce267" table:formula="of:=[.C13]*[.C35]/100" office:value-type="float" office:value="35136" calcext:value-type="float">
            <text:p>35136</text:p>
          </table:table-cell>
          <table:table-cell table:style-name="ce385"/>
          <table:table-cell/>
          <table:table-cell table:style-name="ce385"/>
          <table:table-cell table:style-name="ce122" table:formula="of:=[.G35]+[.E36]-[.F36]" office:value-type="float" office:value="2.78999245207852" calcext:value-type="float">
            <text:p>2,79 Ay</text:p>
          </table:table-cell>
          <table:table-cell table:formula="of:=[.G36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office:value-type="string" calcext:value-type="string">
            <text:p>30-3-23 * 31-3-24 kira bedeli</text:p>
          </table:table-cell>
          <table:table-cell table:style-name="ce45" table:formula="of:=[.C36]+[.C13]" office:value-type="float" office:value="83136" calcext:value-type="float">
            <text:p>83136</text:p>
          </table:table-cell>
          <table:table-cell table:style-name="ce385"/>
          <table:table-cell/>
          <table:table-cell table:style-name="ce385"/>
          <table:table-cell table:style-name="ce122" table:formula="of:=[.G36]+[.E37]-[.F37]" office:value-type="float" office:value="2.78999245207852" calcext:value-type="float">
            <text:p>2,79 Ay</text:p>
          </table:table-cell>
          <table:table-cell table:formula="of:=[.G37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office:value-type="string" calcext:value-type="string">
            <text:p>30-3-23 * 31-3-24 kira bedeli aylık</text:p>
          </table:table-cell>
          <table:table-cell table:style-name="ce45" table:formula="of:=[.C37]/12" office:value-type="float" office:value="6928" calcext:value-type="float">
            <text:p>6928</text:p>
          </table:table-cell>
          <table:table-cell table:style-name="ce385"/>
          <table:table-cell/>
          <table:table-cell table:style-name="ce385"/>
          <table:table-cell table:style-name="ce122" table:formula="of:=[.G37]+[.E38]-[.F38]" office:value-type="float" office:value="2.78999245207852" calcext:value-type="float">
            <text:p>2,79 Ay</text:p>
          </table:table-cell>
          <table:table-cell table:formula="of:=[.G38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8]+[.E39]-[.F39]" office:value-type="float" office:value="2.78999245207852" calcext:value-type="float">
            <text:p>2,79 Ay</text:p>
          </table:table-cell>
          <table:table-cell table:formula="of:=[.G39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 table:style-name="ce57" office:value-type="date" office:date-value="2023-03-31" calcext:value-type="date">
            <text:p>31.03.2023</text:p>
          </table:table-cell>
          <table:table-cell table:style-name="ce39" office:value-type="string" calcext:value-type="string">
            <text:p>mart elektrik</text:p>
          </table:table-cell>
          <table:table-cell table:style-name="ce39"/>
          <table:table-cell table:style-name="ce50" office:value-type="float" office:value="1447" calcext:value-type="float">
            <text:p>1447</text:p>
          </table:table-cell>
          <table:table-cell table:style-name="ce63" table:formula="of:=[.D40]/[.C38]" office:value-type="float" office:value="0.208862586605081" calcext:value-type="float">
            <text:p>0,21</text:p>
          </table:table-cell>
          <table:table-cell table:style-name="ce385"/>
          <table:table-cell table:style-name="ce122" table:formula="of:=[.G39]+[.E40]-[.F40]" office:value-type="float" office:value="2.9988550386836" calcext:value-type="float">
            <text:p>3,00 Ay</text:p>
          </table:table-cell>
          <table:table-cell table:formula="of:=[.G40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40]+[.E41]-[.F41]" office:value-type="float" office:value="2.9988550386836" calcext:value-type="float">
            <text:p>3,00 Ay</text:p>
          </table:table-cell>
          <table:table-cell table:formula="of:=[.G41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 table:style-name="ce65" office:value-type="date" office:date-value="2023-04-12" calcext:value-type="date">
            <text:p>12.04.2023</text:p>
          </table:table-cell>
          <table:table-cell table:style-name="ce73" office:value-type="string" calcext:value-type="string">
            <text:p>emrullah özer- aliumutbalcı </text:p>
          </table:table-cell>
          <table:table-cell table:style-name="ce37"/>
          <table:table-cell table:style-name="ce52"/>
          <table:table-cell table:style-name="ce64"/>
          <table:table-cell table:style-name="ce60"/>
          <table:table-cell table:style-name="ce122" table:formula="of:=[.G41]+[.E42]-[.F42]" office:value-type="float" office:value="2.9988550386836" calcext:value-type="float">
            <text:p>3,00 Ay</text:p>
          </table:table-cell>
          <table:table-cell table:formula="of:=[.G42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 table:style-name="ce70"/>
          <table:table-cell table:style-name="ce74" office:value-type="string" calcext:value-type="string">
            <text:p>vakıfbank icradan havale</text:p>
          </table:table-cell>
          <table:table-cell table:style-name="ce111"/>
          <table:table-cell table:style-name="ce125" office:value-type="float" office:value="13000" calcext:value-type="float">
            <text:p>13000</text:p>
          </table:table-cell>
          <table:table-cell table:style-name="ce143"/>
          <table:table-cell table:style-name="ce147" table:formula="of:=[.D43]/[.C38]" office:value-type="float" office:value="1.87644341801386" calcext:value-type="float">
            <text:p>1,88</text:p>
          </table:table-cell>
          <table:table-cell table:style-name="ce122" table:formula="of:=[.G42]+[.E43]-[.F43]" office:value-type="float" office:value="1.12241162066974" calcext:value-type="float">
            <text:p>1,12 Ay</text:p>
          </table:table-cell>
          <table:table-cell table:formula="of:=[.G43]*[.$C$38]" office:value-type="float" office:value="7776.06770799998" calcext:value-type="float">
            <text:p>7.776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43]+[.E44]-[.F44]" office:value-type="float" office:value="1.12241162066974" calcext:value-type="float">
            <text:p>1,12 Ay</text:p>
          </table:table-cell>
          <table:table-cell table:formula="of:=[.G44]*[.$C$38]" office:value-type="float" office:value="7776.06770799998" calcext:value-type="float">
            <text:p>7.776,07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Default" office:value-type="string" calcext:value-type="string">
            <text:p>19 günlük fark mart tüfeden</text:p>
          </table:table-cell>
          <table:table-cell table:style-name="Default" office:value-type="float" office:value="3.05" calcext:value-type="float">
            <text:p>3,05</text:p>
          </table:table-cell>
          <table:table-cell table:style-name="Default"/>
          <table:table-cell table:style-name="ce158" table:formula="of:=[.G44]*[.C45]/100/30*19" office:value-type="float" office:value="0.0216812511392705" calcext:value-type="float">
            <text:p>0,02</text:p>
          </table:table-cell>
          <table:table-cell table:style-name="ce385"/>
          <table:table-cell table:style-name="ce122" table:formula="of:=[.G44]+[.E45]-[.F45]" office:value-type="float" office:value="1.14409287180901" calcext:value-type="float">
            <text:p>1,14 Ay</text:p>
          </table:table-cell>
          <table:table-cell table:formula="of:=[.G45]*[.$C$38]" office:value-type="float" office:value="7926.27541589285" calcext:value-type="float">
            <text:p>7.926,28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4" office:value-type="string" calcext:value-type="string">
            <text:p>Ali Umut Balcıya banka havalesi</text:p>
          </table:table-cell>
          <table:table-cell table:style-name="ce154" office:value-type="float" office:value="28080" calcext:value-type="float">
            <text:p>28080</text:p>
          </table:table-cell>
          <table:table-cell table:style-name="ce125" office:value-type="float" office:value="7926.28" calcext:value-type="float">
            <text:p>7926,28</text:p>
          </table:table-cell>
          <table:table-cell table:style-name="ce143"/>
          <table:table-cell table:style-name="ce147" table:formula="of:=[.D46]/[.C38]" office:value-type="float" office:value="1.1440935334873" calcext:value-type="float">
            <text:p>1,14</text:p>
          </table:table-cell>
          <table:table-cell table:style-name="ce122" table:formula="of:=[.G45]+[.E46]-[.F46]" office:value-type="float" office:value="-0.00000066167828460806" calcext:value-type="float">
            <text:p>0,00 Ay</text:p>
          </table:table-cell>
          <table:table-cell table:formula="of:=[.G46]*[.$C$38]" office:value-type="float" office:value="-0.00458410715576463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71"/>
          <table:table-cell table:style-name="ce267" office:value-type="string" calcext:value-type="string">
            <text:p>28080-7824,04 = 20255,66</text:p>
          </table:table-cell>
          <table:table-cell table:style-name="ce267"/>
          <table:table-cell table:style-name="ce385"/>
          <table:table-cell table:style-name="ce158"/>
          <table:table-cell table:style-name="Default"/>
          <table:table-cell table:style-name="ce122" table:formula="of:=[.G46]+[.E47]-[.F47]" office:value-type="float" office:value="-0.00000066167828460806" calcext:value-type="float">
            <text:p>0,00 Ay</text:p>
          </table:table-cell>
          <table:table-cell table:formula="of:=[.G47]*[.$C$38]" office:value-type="float" office:value="-0.00458410715576463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91"/>
          <table:table-cell table:style-name="ce109" office:value-type="string" calcext:value-type="string">
            <text:p>2022 yılı ödemesi tamamlandı</text:p>
          </table:table-cell>
          <table:table-cell table:style-name="ce45"/>
          <table:table-cell table:style-name="ce156"/>
          <table:table-cell table:style-name="ce181"/>
          <table:table-cell table:style-name="ce156"/>
          <table:table-cell table:style-name="ce189" table:formula="of:=[.G47]+[.E48]-[.F48]" office:value-type="float" office:value="-0.00000066167828460806" calcext:value-type="float">
            <text:p>0,00 Ay</text:p>
          </table:table-cell>
          <table:table-cell table:style-name="ce181" table:formula="of:=[.G48]*[.$C$38]" office:value-type="float" office:value="-0.00458410715576463" calcext:value-type="float">
            <text:p>0,00</text:p>
          </table:table-cell>
          <table:table-cell table:style-name="ce181"/>
          <table:table-cell table:number-columns-repeated="52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3 aylık kira bedeli nakit</text:p>
          </table:table-cell>
          <table:table-cell table:formula="of:=[.D50]*12" office:value-type="float" office:value="83136" calcext:value-type="float">
            <text:p>83.136,00</text:p>
          </table:table-cell>
          <table:table-cell table:style-name="ce490" office:value-type="float" office:value="6928" calcext:value-type="float">
            <text:p>6.928,00</text:p>
          </table:table-cell>
          <table:table-cell/>
          <table:table-cell table:style-name="Default"/>
          <table:table-cell table:style-name="ce122"/>
          <table:table-cell table:number-columns-repeated="54"/>
        </table:table-row>
        <table:table-row table:style-name="ro1">
          <table:table-cell table:style-name="ce57" office:value-type="date" office:date-value="2023-03-31" calcext:value-type="date">
            <text:p>31.03.2023</text:p>
          </table:table-cell>
          <table:table-cell table:style-name="ce40" office:value-type="string" calcext:value-type="string">
            <text:p>2023-24 12/12 <text:s/>Kira Bedeli</text:p>
          </table:table-cell>
          <table:table-cell table:style-name="ce40"/>
          <table:table-cell table:style-name="ce51"/>
          <table:table-cell table:style-name="ce63" office:value-type="float" office:value="12" calcext:value-type="float">
            <text:p>12,00</text:p>
          </table:table-cell>
          <table:table-cell table:style-name="ce385"/>
          <table:table-cell table:style-name="ce122" table:formula="of:=[.G50]+[.E51]-[.F51]" office:value-type="float" office:value="12" calcext:value-type="float">
            <text:p>12,00 Ay</text:p>
          </table:table-cell>
          <table:table-cell table:formula="of:=[.G51]*[.$D$50]" office:value-type="float" office:value="83136" calcext:value-type="float">
            <text:p>83.136,00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51]+[.E52]-[.F52]" office:value-type="float" office:value="12" calcext:value-type="float">
            <text:p>12,00 Ay</text:p>
          </table:table-cell>
          <table:table-cell table:formula="of:=[.G52]*[.$D$50]" office:value-type="float" office:value="83136" calcext:value-type="float">
            <text:p>83.136,00</text:p>
          </table:table-cell>
          <table:table-cell table:number-columns-repeated="53"/>
        </table:table-row>
        <table:table-row table:style-name="ro1">
          <table:table-cell table:style-name="ce65" office:value-type="date" office:date-value="2023-04-03" calcext:value-type="date">
            <text:p>03.04.2023</text:p>
          </table:table-cell>
          <table:table-cell table:style-name="ce116" office:value-type="string" calcext:value-type="string">
            <text:p>Mart ayı tüfe</text:p>
          </table:table-cell>
          <table:table-cell table:style-name="ce116" office:value-type="float" office:value="3.05" calcext:value-type="float">
            <text:p>3,05</text:p>
          </table:table-cell>
          <table:table-cell table:style-name="ce64" table:formula="of:=[.H52]*[.C53]/100" office:value-type="float" office:value="2535.648" calcext:value-type="float">
            <text:p>2.535,65</text:p>
          </table:table-cell>
          <table:table-cell table:style-name="ce199"/>
          <table:table-cell table:style-name="ce64"/>
          <table:table-cell table:style-name="ce210"/>
          <table:table-cell table:style-name="ce217"/>
          <table:table-cell table:number-columns-repeated="53"/>
        </table:table-row>
        <table:table-row table:style-name="ro1">
          <table:table-cell table:style-name="ce55"/>
          <table:table-cell table:style-name="ce38" office:value-type="string" calcext:value-type="string">
            <text:p>Nisan ayı kira bedeli <text:s/>(yıllık – aylık)</text:p>
          </table:table-cell>
          <table:table-cell table:style-name="ce44" table:formula="of:=[.D54]*12" office:value-type="float" office:value="85671.648" calcext:value-type="float">
            <text:p>85.671,65</text:p>
          </table:table-cell>
          <table:table-cell table:style-name="ce173" table:formula="of:=[.D50]+([.D50]*[.C53]/100)" office:value-type="float" office:value="7139.304" calcext:value-type="float">
            <text:p>7.139,30</text:p>
          </table:table-cell>
          <table:table-cell table:style-name="ce44"/>
          <table:table-cell table:style-name="ce49"/>
          <table:table-cell table:style-name="ce211"/>
          <table:table-cell table:style-name="ce62"/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Default" office:value-type="string" calcext:value-type="string">
            <text:p>19 günlük fark mart tüfeden</text:p>
          </table:table-cell>
          <table:table-cell table:style-name="Default" table:number-columns-repeated="2"/>
          <table:table-cell table:style-name="ce158" table:formula="of:=[.G52]*[.C53]/100" office:value-type="float" office:value="0.366" calcext:value-type="float">
            <text:p>0,37</text:p>
          </table:table-cell>
          <table:table-cell table:style-name="ce385"/>
          <table:table-cell table:style-name="ce122" table:formula="of:=[.G52]+[.E55]-[.F55]" office:value-type="float" office:value="12.366" calcext:value-type="float">
            <text:p>12,37 Ay</text:p>
          </table:table-cell>
          <table:table-cell table:formula="of:=[.G55]*[.$D$50]" office:value-type="float" office:value="85671.648" calcext:value-type="float">
            <text:p>85.671,65</text:p>
          </table:table-cell>
          <table:table-cell table:formula="of:=[.H55]-[.H52]" office:value-type="float" office:value="2535.648" calcext:value-type="float">
            <text:p>2.535,65</text:p>
          </table:table-cell>
          <table:table-cell table:number-columns-repeated="52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4" office:value-type="string" calcext:value-type="string">
            <text:p>Ali Umut Balcıya banka havalesi</text:p>
          </table:table-cell>
          <table:table-cell table:style-name="ce154" office:value-type="float" office:value="28080" calcext:value-type="float">
            <text:p>28080</text:p>
          </table:table-cell>
          <table:table-cell table:style-name="ce125" table:formula="of:=[.C46]-[.D46]" office:value-type="float" office:value="20153.72" calcext:value-type="float">
            <text:p>20153,72</text:p>
          </table:table-cell>
          <table:table-cell table:style-name="ce143"/>
          <table:table-cell table:style-name="ce147" table:formula="of:=[.D56]/[.D54]" office:value-type="float" office:value="2.82292503582982" calcext:value-type="float">
            <text:p>2,82</text:p>
          </table:table-cell>
          <table:table-cell table:style-name="ce122" table:formula="of:=[.G55]+[.E56]-[.F56]" office:value-type="float" office:value="9.54307496417018" calcext:value-type="float">
            <text:p>9,54 Ay</text:p>
          </table:table-cell>
          <table:table-cell table:formula="of:=[.G56]*[.$D$50]" office:value-type="float" office:value="66114.423351771" calcext:value-type="float">
            <text:p>66.114,42</text:p>
          </table:table-cell>
          <table:table-cell table:style-name="Default" table:number-columns-repeated="53"/>
        </table:table-row>
        <table:table-row table:style-name="ro1">
          <table:table-cell table:style-name="ce71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11 günlük fark mart tüfeden</text:p>
          </table:table-cell>
          <table:table-cell table:style-name="ce267"/>
          <table:table-cell table:style-name="ce385"/>
          <table:table-cell table:style-name="ce158" table:formula="of:=[.G56]*[.C53]/100/30*11" office:value-type="float" office:value="0.106723388349303" calcext:value-type="float">
            <text:p>0,11</text:p>
          </table:table-cell>
          <table:table-cell table:style-name="Default"/>
          <table:table-cell table:style-name="ce122" table:formula="of:=[.G56]+[.E57]-[.F57]" office:value-type="float" office:value="9.64979835251948" calcext:value-type="float">
            <text:p>9,65 Ay</text:p>
          </table:table-cell>
          <table:table-cell table:formula="of:=[.G57]*[.$D$50]" office:value-type="float" office:value="66853.802986255" calcext:value-type="float">
            <text:p>66.853,80</text:p>
          </table:table-cell>
          <table:table-cell table:formula="of:=[.H57]-[.H56]" office:value-type="float" office:value="739.379634483979" calcext:value-type="float">
            <text:p>739,38</text:p>
          </table:table-cell>
          <table:table-cell table:style-name="Default" table:number-columns-repeated="52"/>
        </table:table-row>
        <table:table-row table:style-name="ro1">
          <table:table-cell table:style-name="ce71"/>
          <table:table-cell table:style-name="ce267" table:number-columns-repeated="2"/>
          <table:table-cell table:style-name="ce385"/>
          <table:table-cell table:style-name="ce512"/>
          <table:table-cell table:style-name="Default"/>
          <table:table-cell table:style-name="ce122" table:formula="of:=[.G57]+[.E58]-[.F58]" office:value-type="float" office:value="9.64979835251948" calcext:value-type="float">
            <text:p>9,65 Ay</text:p>
          </table:table-cell>
          <table:table-cell table:formula="of:=[.G58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71"/>
          <table:table-cell table:style-name="ce267" table:number-columns-repeated="2"/>
          <table:table-cell table:style-name="ce385"/>
          <table:table-cell table:style-name="ce512"/>
          <table:table-cell table:style-name="Default"/>
          <table:table-cell table:style-name="ce122" table:formula="of:=[.G58]+[.E59]-[.F59]" office:value-type="float" office:value="9.64979835251948" calcext:value-type="float">
            <text:p>9,65 Ay</text:p>
          </table:table-cell>
          <table:table-cell table:formula="of:=[.G59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71"/>
          <table:table-cell table:style-name="ce267" table:number-columns-repeated="2"/>
          <table:table-cell table:style-name="ce385"/>
          <table:table-cell table:style-name="ce512"/>
          <table:table-cell table:style-name="Default"/>
          <table:table-cell table:style-name="ce122" table:formula="of:=[.G59]+[.E60]-[.F60]" office:value-type="float" office:value="9.64979835251948" calcext:value-type="float">
            <text:p>9,65 Ay</text:p>
          </table:table-cell>
          <table:table-cell table:formula="of:=[.G60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71"/>
          <table:table-cell table:style-name="ce267" table:number-columns-repeated="2"/>
          <table:table-cell table:style-name="ce385"/>
          <table:table-cell table:style-name="ce512"/>
          <table:table-cell table:style-name="Default"/>
          <table:table-cell table:style-name="ce122" table:formula="of:=[.G60]+[.E61]-[.F61]" office:value-type="float" office:value="9.64979835251948" calcext:value-type="float">
            <text:p>9,65 Ay</text:p>
          </table:table-cell>
          <table:table-cell table:formula="of:=[.G61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92" office:value-type="date" office:date-value="2023-05-03" calcext:value-type="date">
            <text:p>03.05.2023</text:p>
          </table:table-cell>
          <table:table-cell table:style-name="ce119" office:value-type="string" calcext:value-type="string">
            <text:p>nisan ayı tüfe</text:p>
          </table:table-cell>
          <table:table-cell table:style-name="ce155" office:value-type="float" office:value="3.05" calcext:value-type="float">
            <text:p>3,05</text:p>
          </table:table-cell>
          <table:table-cell table:style-name="ce64" table:formula="of:=[.H61]*[.C62]/100" office:value-type="float" office:value="2039.04099108078" calcext:value-type="float">
            <text:p>2.039,04</text:p>
          </table:table-cell>
          <table:table-cell table:style-name="ce201" table:formula="of:=[.G61]*[.C62]/100" office:value-type="float" office:value="0.294318849751844" calcext:value-type="float">
            <text:p>0,29</text:p>
          </table:table-cell>
          <table:table-cell table:style-name="ce64"/>
          <table:table-cell table:style-name="ce210"/>
          <table:table-cell table:style-name="ce217"/>
          <table:table-cell table:number-columns-repeated="53"/>
        </table:table-row>
        <table:table-row table:style-name="ro1">
          <table:table-cell table:style-name="ce93"/>
          <table:table-cell table:style-name="ce121" office:value-type="string" calcext:value-type="string">
            <text:p>Mayıs ayı kira bedeli (yıllık – aylık)</text:p>
          </table:table-cell>
          <table:table-cell table:style-name="ce44" table:formula="of:=[.D63]*12" office:value-type="float" office:value="88284.633264" calcext:value-type="float">
            <text:p>88.284,63</text:p>
          </table:table-cell>
          <table:table-cell table:style-name="ce173" table:formula="of:=[.D54]+([.D54]*[.C62]/100)" office:value-type="float" office:value="7357.052772" calcext:value-type="float">
            <text:p>7.357,05</text:p>
          </table:table-cell>
          <table:table-cell table:style-name="ce202" table:number-columns-repeated="2"/>
          <table:table-cell table:style-name="ce211"/>
          <table:table-cell table:style-name="ce62"/>
          <table:table-cell table:number-columns-repeated="53"/>
        </table:table-row>
        <table:table-row table:style-name="ro1">
          <table:table-cell table:style-name="ce94"/>
          <table:table-cell table:style-name="ce123"/>
          <table:table-cell table:style-name="ce157"/>
          <table:table-cell table:style-name="ce488"/>
          <table:table-cell table:style-name="ce512" table:number-columns-repeated="2"/>
          <table:table-cell table:style-name="ce122" table:formula="of:=[.G61]+[.E64]-[.F64]" office:value-type="float" office:value="9.64979835251948" calcext:value-type="float">
            <text:p>9,65 Ay</text:p>
          </table:table-cell>
          <table:table-cell table:formula="of:=[.G64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3-06-03" calcext:value-type="date">
            <text:p>03.06.2023</text:p>
          </table:table-cell>
          <table:table-cell table:style-name="ce95" office:value-type="string" calcext:value-type="string">
            <text:p>mayıs tüfe</text:p>
          </table:table-cell>
          <table:table-cell table:style-name="ce132"/>
          <table:table-cell table:style-name="Default"/>
          <table:table-cell table:style-name="ce158" table:formula="of:=[.G62]*[.C65]/100" office:value-type="float" office:value="0" calcext:value-type="float">
            <text:p>0,00</text:p>
          </table:table-cell>
          <table:table-cell table:style-name="ce385"/>
          <table:table-cell table:style-name="ce122" table:formula="of:=[.G64]+[.E65]-[.F65]" office:value-type="float" office:value="9.64979835251948" calcext:value-type="float">
            <text:p>9,65 Ay</text:p>
          </table:table-cell>
          <table:table-cell table:formula="of:=[.G65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3-07-03" calcext:value-type="date">
            <text:p>03.07.2023</text:p>
          </table:table-cell>
          <table:table-cell table:style-name="ce95" office:value-type="string" calcext:value-type="string">
            <text:p>haziran tüfe</text:p>
          </table:table-cell>
          <table:table-cell table:style-name="ce132"/>
          <table:table-cell table:style-name="Default"/>
          <table:table-cell table:style-name="ce158" table:formula="of:=[.G65]*[.C66]/100" office:value-type="float" office:value="0" calcext:value-type="float">
            <text:p>0,00</text:p>
          </table:table-cell>
          <table:table-cell table:style-name="ce385"/>
          <table:table-cell table:style-name="ce122" table:formula="of:=[.G65]+[.E66]-[.F66]" office:value-type="float" office:value="9.64979835251948" calcext:value-type="float">
            <text:p>9,65 Ay</text:p>
          </table:table-cell>
          <table:table-cell table:formula="of:=[.G66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267" table:number-columns-repeated="2"/>
          <table:table-cell table:style-name="Default"/>
          <table:table-cell table:style-name="ce385" table:number-columns-repeated="2"/>
          <table:table-cell table:style-name="ce122" table:formula="of:=[.G66]+[.E67]-[.F67]" office:value-type="float" office:value="9.64979835251948" calcext:value-type="float">
            <text:p>9,65 Ay</text:p>
          </table:table-cell>
          <table:table-cell table:formula="of:=[.G67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6" office:value-type="string" calcext:value-type="string">
            <text:p>altunoğlu taahhüt 15-07-23 çek</text:p>
          </table:table-cell>
          <table:table-cell table:style-name="ce41"/>
          <table:table-cell table:style-name="ce102"/>
          <table:table-cell table:style-name="ce49"/>
          <table:table-cell table:style-name="ce66" table:formula="of:=[.D68]/[.C38]" office:value-type="float" office:value="0" calcext:value-type="float">
            <text:p>0,00</text:p>
          </table:table-cell>
          <table:table-cell table:style-name="ce122" table:formula="of:=[.G67]+[.E68]-[.F68]" office:value-type="float" office:value="9.64979835251948" calcext:value-type="float">
            <text:p>9,65 Ay</text:p>
          </table:table-cell>
          <table:table-cell table:formula="of:=[.G68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264"/>
          <table:table-cell table:style-name="Default" office:value-type="string" calcext:value-type="string">
            <text:p>Çek 3 aylık tüfe farkı</text:p>
          </table:table-cell>
          <table:table-cell table:style-name="Default" table:number-columns-repeated="2"/>
          <table:table-cell table:style-name="ce158" table:formula="of:=[.G68]*[.C69]/100" office:value-type="float" office:value="0" calcext:value-type="float">
            <text:p>0,00</text:p>
          </table:table-cell>
          <table:table-cell table:style-name="Default"/>
          <table:table-cell table:style-name="ce122" table:formula="of:=[.G68]+[.E69]-[.F69]" office:value-type="float" office:value="9.64979835251948" calcext:value-type="float">
            <text:p>9,65 Ay</text:p>
          </table:table-cell>
          <table:table-cell table:formula="of:=[.G69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table:number-columns-repeated="4"/>
          <table:table-cell table:style-name="ce385"/>
          <table:table-cell table:style-name="ce122" table:formula="of:=[.G69]+[.E70]-[.F70]" office:value-type="float" office:value="9.64979835251948" calcext:value-type="float">
            <text:p>9,65 Ay</text:p>
          </table:table-cell>
          <table:table-cell table:formula="of:=[.G70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2">
          <table:table-cell table:style-name="ce36"/>
          <table:table-cell table:style-name="Default" table:number-columns-repeated="4"/>
          <table:table-cell table:style-name="ce120" office:value-type="string" calcext:value-type="string">
            <text:p>Toplam Kira borcu ay olarak</text:p>
          </table:table-cell>
          <table:table-cell table:style-name="ce124" table:formula="of:=[.G70]" office:value-type="float" office:value="9.64979835251948" calcext:value-type="float">
            <text:p>9,65 Ay</text:p>
          </table:table-cell>
          <table:table-cell/>
          <table:table-cell table:formula="of:=SUM([.I51:.I70])" office:value-type="float" office:value="3275.02763448398" calcext:value-type="float">
            <text:p>3.275,03</text:p>
          </table:table-cell>
          <table:table-cell table:number-columns-repeated="52"/>
        </table:table-row>
        <table:table-row table:style-name="ro1">
          <table:table-cell table:style-name="ce36"/>
          <table:table-cell table:style-name="ce354"/>
          <table:table-cell table:style-name="Default"/>
          <table:table-cell table:style-name="ce385"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ce385"/>
          <table:table-cell table:style-name="ce396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office:value-type="string" calcext:value-type="string">
            <text:p>toplam tüfe</text:p>
          </table:table-cell>
          <table:table-cell table:style-name="ce158" table:formula="of:=[.E57]+[.E69]+[.E62]+[.E65]+[.E66]+[.E55]" office:value-type="float" office:value="0.767042238101147" calcext:value-type="float">
            <text:p>0,77</text:p>
          </table:table-cell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office:value-type="string" calcext:value-type="string">
            <text:p>vade farkı</text:p>
          </table:table-cell>
          <table:table-cell table:style-name="ce385" table:formula="of:=[.E75]*[.C38]" office:value-type="float" office:value="5314.06862556475" calcext:value-type="float">
            <text:p>5.314,07</text:p>
          </table:table-cell>
          <table:table-cell table:style-name="ce384"/>
          <table:table-cell table:style-name="ce396"/>
          <table:table-cell table:number-columns-repeated="54"/>
        </table:table-row>
        <table:table-row table:style-name="ro1" table:number-rows-repeated="3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/>
          <table:table-cell table:style-name="Default"/>
          <table:table-cell table:style-name="ce264" office:value-type="string" calcext:value-type="string">
            <text:p>FARKSIZ HESAP TOPLAMI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148" office:value-type="string" calcext:value-type="string">
            <text:p>ay</text:p>
          </table:table-cell>
          <table:table-cell table:style-name="ce120" office:value-type="string" calcext:value-type="string">
            <text:p>kira aylık</text:p>
          </table:table-cell>
          <table:table-cell table:style-name="ce120" office:value-type="string" calcext:value-type="string">
            <text:p>kira toplam</text:p>
          </table:table-cell>
          <table:table-cell table:style-name="ce120"/>
          <table:table-cell table:style-name="ce178" office:value-type="string" calcext:value-type="string">
            <text:p>Bakiye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03-31" calcext:value-type="date">
            <text:p>31.03.2022</text:p>
          </table:table-cell>
          <table:table-cell table:style-name="ce264" office:value-type="float" office:value="2022" calcext:value-type="float">
            <text:p>2022</text:p>
          </table:table-cell>
          <table:table-cell/>
          <table:table-cell table:style-name="ce412" office:value-type="float" office:value="9" calcext:value-type="float">
            <text:p>9</text:p>
          </table:table-cell>
          <table:table-cell table:style-name="ce385" office:value-type="float" office:value="4000" calcext:value-type="float">
            <text:p>4.000,00</text:p>
          </table:table-cell>
          <table:table-cell table:style-name="ce385" table:formula="of:=[.E83]*[.D83]" office:value-type="float" office:value="36000" calcext:value-type="float">
            <text:p>36.000,00</text:p>
          </table:table-cell>
          <table:table-cell table:style-name="Default"/>
          <table:table-cell table:style-name="ce396" table:formula="of:=[.H81]+[.F83]-[.G83]" office:value-type="float" office:value="36000" calcext:value-type="float">
            <text:p>36.000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mermer</text:p>
          </table:table-cell>
          <table:table-cell/>
          <table:table-cell table:style-name="ce412"/>
          <table:table-cell table:style-name="ce385"/>
          <table:table-cell table:style-name="ce385" office:value-type="float" office:value="375" calcext:value-type="float">
            <text:p>375,00</text:p>
          </table:table-cell>
          <table:table-cell table:style-name="Default"/>
          <table:table-cell table:style-name="ce396" table:formula="of:=[.H83]+[.F84]-[.G84]" office:value-type="float" office:value="36375" calcext:value-type="float">
            <text:p>36.375,00</text:p>
          </table:table-cell>
          <table:table-cell table:number-columns-repeated="53"/>
        </table:table-row>
        <table:table-row table:style-name="ro1">
          <table:table-cell table:style-name="ce36" office:value-type="string" calcext:value-type="string">
            <text:p>31.04.2022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96" office:value-type="float" office:value="28000" calcext:value-type="float">
            <text:p>28.000,00</text:p>
          </table:table-cell>
          <table:table-cell table:style-name="ce396" table:formula="of:=[.H84]+[.F85]-[.G85]" office:value-type="float" office:value="8375" calcext:value-type="float">
            <text:p>8.375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05-31" calcext:value-type="date">
            <text:p>31.05.2022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96" office:value-type="float" office:value="4000" calcext:value-type="float">
            <text:p>4.000,00</text:p>
          </table:table-cell>
          <table:table-cell table:style-name="ce396" table:formula="of:=[.H85]+[.F86]-[.G86]" office:value-type="float" office:value="4375" calcext:value-type="float">
            <text:p>4.375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profil</text:p>
          </table:table-cell>
          <table:table-cell/>
          <table:table-cell table:style-name="ce412"/>
          <table:table-cell table:style-name="ce385"/>
          <table:table-cell table:style-name="ce385" office:value-type="float" office:value="1500" calcext:value-type="float">
            <text:p>1.500,00</text:p>
          </table:table-cell>
          <table:table-cell table:style-name="ce396"/>
          <table:table-cell table:style-name="ce396" table:formula="of:=[.H86]+[.F87]-[.G87]" office:value-type="float" office:value="5875" calcext:value-type="float">
            <text:p>5.875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85" office:value-type="float" office:value="4000" calcext:value-type="float">
            <text:p>4.000,00</text:p>
          </table:table-cell>
          <table:table-cell table:style-name="ce396" table:formula="of:=[.H87]+[.F88]-[.G88]" office:value-type="float" office:value="1875" calcext:value-type="float">
            <text:p>1.875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12-31" calcext:value-type="date">
            <text:p>31.12.2022</text:p>
          </table:table-cell>
          <table:table-cell table:style-name="ce264" office:value-type="float" office:value="2022" calcext:value-type="float">
            <text:p>2022</text:p>
          </table:table-cell>
          <table:table-cell/>
          <table:table-cell table:style-name="ce412" office:value-type="float" office:value="3" calcext:value-type="float">
            <text:p>3</text:p>
          </table:table-cell>
          <table:table-cell table:style-name="ce385" office:value-type="float" office:value="6928" calcext:value-type="float">
            <text:p>6.928,00</text:p>
          </table:table-cell>
          <table:table-cell table:style-name="ce385" table:formula="of:=[.E89]*[.D89]" office:value-type="float" office:value="20784" calcext:value-type="float">
            <text:p>20.784,00</text:p>
          </table:table-cell>
          <table:table-cell table:style-name="ce385"/>
          <table:table-cell table:style-name="ce396" table:formula="of:=[.H88]+[.F89]-[.G89]" office:value-type="float" office:value="22659" calcext:value-type="float">
            <text:p>22.65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120" office:value-type="string" calcext:value-type="string">
            <text:p>avukat</text:p>
          </table:table-cell>
          <table:table-cell/>
          <table:table-cell table:style-name="ce412"/>
          <table:table-cell table:style-name="ce385"/>
          <table:table-cell table:style-name="ce385" office:value-type="float" office:value="500" calcext:value-type="float">
            <text:p>500,00</text:p>
          </table:table-cell>
          <table:table-cell table:style-name="ce385"/>
          <table:table-cell table:style-name="ce396" table:formula="of:=[.H89]+[.F90]-[.G90]" office:value-type="float" office:value="23159" calcext:value-type="float">
            <text:p>23.15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4" office:value-type="float" office:value="6920" calcext:value-type="float">
            <text:p>6.920,00</text:p>
          </table:table-cell>
          <table:table-cell table:style-name="ce396" table:formula="of:=[.H90]+[.F91]-[.G91]" office:value-type="float" office:value="16239" calcext:value-type="float">
            <text:p>16.23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264" office:value-type="string" calcext:value-type="string">
            <text:p>noter</text:p>
          </table:table-cell>
          <table:table-cell/>
          <table:table-cell table:style-name="ce412"/>
          <table:table-cell table:style-name="ce385"/>
          <table:table-cell table:style-name="ce385" office:value-type="float" office:value="752.54" calcext:value-type="float">
            <text:p>752,54</text:p>
          </table:table-cell>
          <table:table-cell table:style-name="ce385"/>
          <table:table-cell table:style-name="ce396" table:formula="of:=[.H91]+[.F92]-[.G92]" office:value-type="float" office:value="16991.54" calcext:value-type="float">
            <text:p>16.991,54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style-name="ce396"/>
          <table:table-cell table:style-name="ce396" table:formula="of:=[.H92]+[.F93]-[.G93]" office:value-type="float" office:value="16991.54" calcext:value-type="float">
            <text:p>16.991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ce388" office:value-type="string" calcext:value-type="string">
            <text:p>elektrik <text:s/></text:p>
          </table:table-cell>
          <table:table-cell/>
          <table:table-cell table:style-name="ce412"/>
          <table:table-cell table:style-name="ce385"/>
          <table:table-cell table:style-name="ce385" office:value-type="float" office:value="1447" calcext:value-type="float">
            <text:p>1.447,00</text:p>
          </table:table-cell>
          <table:table-cell table:style-name="ce396"/>
          <table:table-cell table:style-name="ce396" table:formula="of:=[.H93]+[.F94]-[.G94]" office:value-type="float" office:value="18438.54" calcext:value-type="float">
            <text:p>18.438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08" calcext:value-type="date">
            <text:p>08.04.2023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4" office:value-type="float" office:value="13000" calcext:value-type="float">
            <text:p>13.000,00</text:p>
          </table:table-cell>
          <table:table-cell table:style-name="ce396" table:formula="of:=[.H94]+[.F95]-[.G95]" office:value-type="float" office:value="5438.54" calcext:value-type="float">
            <text:p>5.438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5" office:value-type="float" office:value="28080" calcext:value-type="float">
            <text:p>28.080,00</text:p>
          </table:table-cell>
          <table:table-cell table:style-name="ce396" table:formula="of:=[.H95]+[.F96]-[.G96]" office:value-type="float" office:value="-22641.46" calcext:value-type="float">
            <text:p>-22.641,46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/>
          <table:table-cell/>
          <table:table-cell table:style-name="ce412"/>
          <table:table-cell table:style-name="ce385" table:number-columns-repeated="2"/>
          <table:table-cell table:style-name="ce175"/>
          <table:table-cell table:style-name="ce396" table:formula="of:=[.H96]+[.F97]-[.G97]" office:value-type="float" office:value="-22641.46" calcext:value-type="float">
            <text:p>-22.641,46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ce264" office:value-type="float" office:value="2023" calcext:value-type="float">
            <text:p>2023</text:p>
          </table:table-cell>
          <table:table-cell/>
          <table:table-cell table:style-name="ce412" office:value-type="float" office:value="12" calcext:value-type="float">
            <text:p>12</text:p>
          </table:table-cell>
          <table:table-cell table:style-name="ce385" office:value-type="float" office:value="6928" calcext:value-type="float">
            <text:p>6.928,00</text:p>
          </table:table-cell>
          <table:table-cell table:style-name="ce385" table:formula="of:=[.E98]*[.D98]" office:value-type="float" office:value="83136" calcext:value-type="float">
            <text:p>83.136,00</text:p>
          </table:table-cell>
          <table:table-cell table:style-name="ce175"/>
          <table:table-cell table:style-name="ce396" table:formula="of:=[.H97]+[.F98]-[.G98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/>
          <table:table-cell/>
          <table:table-cell table:style-name="ce412"/>
          <table:table-cell table:style-name="ce385" table:number-columns-repeated="2"/>
          <table:table-cell table:style-name="ce175"/>
          <table:table-cell table:style-name="ce396" table:formula="of:=[.H98]+[.F99]-[.G99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table:number-columns-repeated="5"/>
          <table:table-cell table:style-name="ce396"/>
          <table:table-cell table:style-name="ce396" table:formula="of:=[.H99]+[.F100]-[.G100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7-15" calcext:value-type="date">
            <text:p>15.07.2023</text:p>
          </table:table-cell>
          <table:table-cell table:style-name="ce388" office:value-type="string" calcext:value-type="string">
            <text:p>50000 Çek <text:s/></text:p>
          </table:table-cell>
          <table:table-cell/>
          <table:table-cell table:style-name="ce385" table:number-columns-repeated="3"/>
          <table:table-cell table:style-name="ce175"/>
          <table:table-cell table:style-name="ce396" table:formula="of:=[.H100]+[.F101]-[.G101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/>
          <table:table-cell/>
          <table:table-cell table:style-name="ce385" table:number-columns-repeated="2"/>
          <table:table-cell table:style-name="Default"/>
          <table:table-cell table:style-name="ce396"/>
          <table:table-cell table:style-name="ce396" table:formula="of:=[.H101]+[.F102]-[.G102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ay olarak kalan borç</text:p>
          </table:table-cell>
          <table:table-cell/>
          <table:table-cell table:style-name="ce385" table:formula="of:=[.H102]/[.E89]" office:value-type="float" office:value="8.73189087759815" calcext:value-type="float">
            <text:p>8,73</text:p>
          </table:table-cell>
          <table:table-cell table:style-name="ce385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>
          <table:table-cell table:style-name="ce36"/>
          <table:table-cell table:style-name="ce388"/>
          <table:table-cell/>
          <table:table-cell table:style-name="ce385" table:number-columns-repeated="2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 table:number-rows-repeated="9">
          <table:table-cell table:style-name="ce36" table:number-columns-repeated="2"/>
          <table:table-cell/>
          <table:table-cell table:style-name="ce385" table:number-columns-repeated="2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8" office:value-type="string" calcext:value-type="string">
            <text:p>resmi işlem</text:p>
          </table:table-cell>
          <table:table-cell table:style-name="ce78"/>
          <table:table-cell table:style-name="ce103"/>
          <table:table-cell table:style-name="ce397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9" office:value-type="string" calcext:value-type="string">
            <text:p>2022-23 Kira Bedeli</text:p>
          </table:table-cell>
          <table:table-cell table:style-name="ce52" office:value-type="float" office:value="48000" calcext:value-type="float">
            <text:p>48.000,00</text:p>
          </table:table-cell>
          <table:table-cell table:style-name="ce104" table:formula="of:=[.C116]" office:value-type="float" office:value="48000" calcext:value-type="float">
            <text:p>48.00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ödeme bankadan</text:p>
          </table:table-cell>
          <table:table-cell office:value-type="float" office:value="6920" calcext:value-type="float">
            <text:p>6.920,00</text:p>
          </table:table-cell>
          <table:table-cell table:style-name="ce105" table:formula="of:=[.D116]-[.C117]" office:value-type="float" office:value="41080" calcext:value-type="float">
            <text:p>41.08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1" office:value-type="string" calcext:value-type="string">
            <text:p>ödeme icradan</text:p>
          </table:table-cell>
          <table:table-cell office:value-type="float" office:value="13000" calcext:value-type="float">
            <text:p>13.000,00</text:p>
          </table:table-cell>
          <table:table-cell table:style-name="ce105" table:formula="of:=[.D117]-[.C118]" office:value-type="float" office:value="28080" calcext:value-type="float">
            <text:p>28.08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2022-23 Kira Bedelinden kalan</text:p>
          </table:table-cell>
          <table:table-cell table:style-name="Default"/>
          <table:table-cell table:style-name="ce106" table:formula="of:=[.D118]-[.C119]" office:value-type="float" office:value="28080" calcext:value-type="float">
            <text:p>28.080,00</text:p>
          </table:table-cell>
          <table:table-cell table:style-name="ce42"/>
          <table:table-cell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 table:formula="of:=[.D119]-[.C120]" office:value-type="float" office:value="28080" calcext:value-type="float">
            <text:p>28.080,00</text:p>
          </table:table-cell>
          <table:table-cell table:style-name="ce117"/>
          <table:table-cell/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 table:formula="of:=[.D120]-[.C121]" office:value-type="float" office:value="28080" calcext:value-type="float">
            <text:p>28.080,00</text:p>
          </table:table-cell>
          <table:table-cell table:style-name="ce39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4" office:value-type="string" calcext:value-type="string">
            <text:p>Açıklamaya “<text:span text:style-name="T2">2022-23 kira bedeli kalanı</text:span>”</text:p>
          </table:table-cell>
          <table:table-cell table:style-name="Default"/>
          <table:table-cell table:style-name="ce106" table:formula="of:=[.D121]-[.C122]" office:value-type="float" office:value="28080" calcext:value-type="float">
            <text:p>28.08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yazılacak</text:p>
          </table:table-cell>
          <table:table-cell table:style-name="Default"/>
          <table:table-cell table:style-name="ce106" table:formula="of:=[.D122]-[.C123]" office:value-type="float" office:value="28080" calcext:value-type="float">
            <text:p>28.08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19-4-23 banka havalesi</text:p>
          </table:table-cell>
          <table:table-cell table:style-name="Default" office:value-type="float" office:value="28080" calcext:value-type="float">
            <text:p>28080</text:p>
          </table:table-cell>
          <table:table-cell table:style-name="ce106" table:formula="of:=[.D123]-[.C124]" office:value-type="float" office:value="0" calcext:value-type="float">
            <text:p>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 table:number-rows-repeated="3">
          <table:table-cell table:style-name="ce36"/>
          <table:table-cell table:style-name="ce83"/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Diğer Hesap</text:p>
          </table:table-cell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ce105" table:formula="of:=[.D128]+[.C129]" office:value-type="float" office:value="375" calcext:value-type="float">
            <text:p>375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Noter-icra dosya</text:p>
          </table:table-cell>
          <table:table-cell office:value-type="float" office:value="1252.54" calcext:value-type="float">
            <text:p>1.252,54</text:p>
          </table:table-cell>
          <table:table-cell table:style-name="ce105" table:formula="of:=[.D129]+[.C130]" office:value-type="float" office:value="1627.54" calcext:value-type="float">
            <text:p>1.627,54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Mart 2023 elektrik</text:p>
          </table:table-cell>
          <table:table-cell office:value-type="float" office:value="1447" calcext:value-type="float">
            <text:p>1.447,00</text:p>
          </table:table-cell>
          <table:table-cell table:style-name="ce105" table:formula="of:=[.D130]+[.C131]" office:value-type="float" office:value="3074.54" calcext:value-type="float">
            <text:p>3.074,54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profil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105" table:formula="of:=[.D131]+[.C132]" office:value-type="float" office:value="4474.54" calcext:value-type="float">
            <text:p>4.474,54</text:p>
          </table:table-cell>
          <table:table-cell table:style-name="ce117"/>
          <table:table-cell/>
          <table:table-cell table:style-name="ce12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 table:style-name="ce117"/>
          <table:table-cell/>
          <table:table-cell table:style-name="ce126"/>
          <table:table-cell table:number-columns-repeated="54"/>
        </table:table-row>
        <table:table-row table:style-name="ro1">
          <table:table-cell table:style-name="ce36"/>
          <table:table-cell table:style-name="ce86" office:value-type="string" calcext:value-type="string">
            <text:p>2023-24 Kira Bedeli</text:p>
          </table:table-cell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42"/>
          <table:table-cell/>
          <table:table-cell table:style-name="ce396"/>
          <table:table-cell table:style-name="Default"/>
          <table:table-cell table:number-columns-repeated="53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 table:formula="of:=[.D134]-[.C135]" office:value-type="float" office:value="83000" calcext:value-type="float">
            <text:p>83.000,00</text:p>
          </table:table-cell>
          <table:table-cell table:style-name="ce117"/>
          <table:table-cell/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 table:formula="of:=[.D135]-[.C136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Açıklamaya “<text:span text:style-name="T2">2023-24 kira bedeli kalanı</text:span>”</text:p>
          </table:table-cell>
          <table:table-cell table:style-name="Default"/>
          <table:table-cell table:style-name="ce106" table:formula="of:=[.D136]-[.C137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yazılacak</text:p>
          </table:table-cell>
          <table:table-cell table:style-name="Default"/>
          <table:table-cell table:style-name="ce106" table:formula="of:=[.D137]-[.C138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19-04-23 – altunoğlu çek 15-7-23</text:p>
          </table:table-cell>
          <table:table-cell table:style-name="ce385" office:value-type="float" office:value="50000" calcext:value-type="float">
            <text:p>50.000,00</text:p>
          </table:table-cell>
          <table:table-cell table:style-name="ce106" table:formula="of:=[.D138]-[.C139]" office:value-type="float" office:value="33000" calcext:value-type="float">
            <text:p>3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 table:number-rows-repeated="2">
          <table:table-cell table:style-name="ce36"/>
          <table:table-cell table:style-name="ce87"/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8"/>
          <table:table-cell table:style-name="ce53"/>
          <table:table-cell table:style-name="ce107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78"/>
          <table:table-cell table:style-name="Default"/>
          <table:table-cell/>
          <table:table-cell table:style-name="ce396"/>
          <table:table-cell table:style-name="ce384"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Default" table:number-columns-repeated="3"/>
          <table:table-cell table:style-name="ce117"/>
          <table:table-cell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8" office:value-type="string" calcext:value-type="string">
            <text:p>Aşağıdaki bilgiler mesaj olarak yollandı</text:p>
          </table:table-cell>
          <table:table-cell table:style-name="ce78"/>
          <table:table-cell table:style-name="ce103"/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9" office:value-type="string" calcext:value-type="string">
            <text:p>2022-23 Kira Bedeli</text:p>
          </table:table-cell>
          <table:table-cell table:style-name="ce52" office:value-type="float" office:value="48000" calcext:value-type="float">
            <text:p>48.000,00</text:p>
          </table:table-cell>
          <table:table-cell table:style-name="ce104" table:formula="of:=[.C146]" office:value-type="float" office:value="48000" calcext:value-type="float">
            <text:p>48.000,00</text:p>
          </table:table-cell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ödeme bankadan</text:p>
          </table:table-cell>
          <table:table-cell office:value-type="float" office:value="6920" calcext:value-type="float">
            <text:p>6.920,00</text:p>
          </table:table-cell>
          <table:table-cell table:style-name="ce105" table:formula="of:=[.D146]-[.C147]" office:value-type="float" office:value="41080" calcext:value-type="float">
            <text:p>41.080,00</text:p>
          </table:table-cell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1" office:value-type="string" calcext:value-type="string">
            <text:p>ödeme icradan</text:p>
          </table:table-cell>
          <table:table-cell office:value-type="float" office:value="13000" calcext:value-type="float">
            <text:p>13.000,00</text:p>
          </table:table-cell>
          <table:table-cell table:style-name="ce105" table:formula="of:=[.D147]-[.C148]" office:value-type="float" office:value="28080" calcext:value-type="float">
            <text:p>28.080,00</text:p>
          </table:table-cell>
          <table:table-cell table:style-name="ce42"/>
          <table:table-cell table:style-name="ce384"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2022-23 Kira Bedelinden kalan</text:p>
          </table:table-cell>
          <table:table-cell table:style-name="Default"/>
          <table:table-cell table:style-name="ce106" table:formula="of:=[.D148]-[.C149]" office:value-type="float" office:value="28080" calcext:value-type="float">
            <text:p>28.080,00</text:p>
          </table:table-cell>
          <table:table-cell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4" office:value-type="string" calcext:value-type="string">
            <text:p>Açıklamaya “<text:span text:style-name="T2">2022-23 kira bedeli kalanı</text:span>”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yazıl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Diğer Hesap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ce105" table:formula="of:=[.D155]+[.C156]" office:value-type="float" office:value="375" calcext:value-type="float">
            <text:p>375,00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Noter-icra dosya</text:p>
          </table:table-cell>
          <table:table-cell office:value-type="float" office:value="1252.54" calcext:value-type="float">
            <text:p>1.252,54</text:p>
          </table:table-cell>
          <table:table-cell table:style-name="ce105" table:formula="of:=[.D156]+[.C157]" office:value-type="float" office:value="1627.54" calcext:value-type="float">
            <text:p>1.627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Mart 2023 elektrik</text:p>
          </table:table-cell>
          <table:table-cell office:value-type="float" office:value="1447" calcext:value-type="float">
            <text:p>1.447,00</text:p>
          </table:table-cell>
          <table:table-cell table:style-name="ce105" table:formula="of:=[.D157]+[.C158]" office:value-type="float" office:value="3074.54" calcext:value-type="float">
            <text:p>3.074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profil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105" table:formula="of:=[.D158]+[.C159]" office:value-type="float" office:value="4474.54" calcext:value-type="float">
            <text:p>4.474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6" office:value-type="string" calcext:value-type="string">
            <text:p>2023-24 Kira Bedeli</text:p>
          </table:table-cell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Açıklamaya “<text:span text:style-name="T2">2023-24 kira bedeli kalanı</text:span>”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8" office:value-type="string" calcext:value-type="string">
            <text:p>yazılacak</text:p>
          </table:table-cell>
          <table:table-cell table:style-name="ce53"/>
          <table:table-cell table:style-name="ce107"/>
          <table:table-cell table:style-name="ce384"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 table:number-columns-repeated="2"/>
          <table:table-cell/>
          <table:table-cell table:style-name="ce385"/>
          <table:table-cell table:style-name="ce490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 table:number-columns-repeated="2"/>
          <table:table-cell/>
          <table:table-cell table:style-name="ce490"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Default"/>
          <table:table-cell table:style-name="ce354"/>
          <table:table-cell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6"/>
          <table:table-cell table:style-name="ce267" table:number-columns-repeated="2"/>
          <table:table-cell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office:value-type="string" calcext:value-type="string">
            <text:p>Elektrik Teminat</text:p>
          </table:table-cell>
          <table:table-cell table:number-columns-repeated="2"/>
          <table:table-cell office:value-type="float" office:value="1200" calcext:value-type="float">
            <text:p>1.200,00</text:p>
          </table:table-cell>
          <table:table-cell table:style-name="ce385"/>
          <table:table-cell table:style-name="ce396" table:formula="of:=[.G170]+[.E171]-[.F171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4 elektrik tmnt</text:p>
          </table:table-cell>
          <table:table-cell table:style-name="ce267"/>
          <table:table-cell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G171]+[.E172]-[.F172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5 elektrik tmnt</text:p>
          </table:table-cell>
          <table:table-cell table:style-name="ce267"/>
          <table:table-cell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G172]+[.E173]-[.F173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6 elektrik tmnt</text:p>
          </table:table-cell>
          <table:table-cell table:style-name="ce267"/>
          <table:table-cell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G173]+[.E174]-[.F174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7 elektrik tmnt</text:p>
          </table:table-cell>
          <table:table-cell table:style-name="ce267"/>
          <table:table-cell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G174]+[.E175]-[.F175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8 elektrik tmnt</text:p>
          </table:table-cell>
          <table:table-cell table:style-name="ce267"/>
          <table:table-cell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G175]+[.E176]-[.F176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9 elektrik tmnt</text:p>
          </table:table-cell>
          <table:table-cell table:style-name="ce267"/>
          <table:table-cell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G176]+[.E177]-[.F177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0 elektrik tmnt</text:p>
          </table:table-cell>
          <table:table-cell table:style-name="ce267"/>
          <table:table-cell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G177]+[.E178]-[.F178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1 elektrik tmnt</text:p>
          </table:table-cell>
          <table:table-cell table:style-name="ce267"/>
          <table:table-cell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G178]+[.E179]-[.F179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385" table:number-columns-repeated="2"/>
          <table:table-cell table:style-name="ce385" office:value-type="float" office:value="132.72" calcext:value-type="float">
            <text:p>132,72</text:p>
          </table:table-cell>
          <table:table-cell table:style-name="ce396" table:formula="of:=[.G179]+[.E180]-[.F180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385" table:number-columns-repeated="2"/>
          <table:table-cell table:style-name="ce385" office:value-type="float" office:value="142.48" calcext:value-type="float">
            <text:p>142,48</text:p>
          </table:table-cell>
          <table:table-cell table:style-name="ce396" table:formula="of:=[.G180]+[.E181]-[.F181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ce384"/>
          <table:table-cell table:style-name="ce385" office:value-type="float" office:value="404.76" calcext:value-type="float">
            <text:p>404,76</text:p>
          </table:table-cell>
          <table:table-cell table:style-name="ce385"/>
          <table:table-cell table:style-name="ce396" table:formula="of:=[.G181]+[.E182]-[.F182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ce384"/>
          <table:table-cell table:style-name="ce385"/>
          <table:table-cell table:style-name="ce385" office:value-type="float" office:value="100.78" calcext:value-type="float">
            <text:p>100,78</text:p>
          </table:table-cell>
          <table:table-cell table:style-name="ce396" table:formula="of:=[.G182]+[.E183]-[.F183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ce384"/>
          <table:table-cell table:style-name="ce385"/>
          <table:table-cell table:style-name="ce385" office:value-type="float" office:value="124.22" calcext:value-type="float">
            <text:p>124,22</text:p>
          </table:table-cell>
          <table:table-cell table:style-name="ce32" table:formula="of:=[.G183]+[.E184]-[.F184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 table:number-rows-repeated="3">
          <table:table-cell table:style-name="ce36"/>
          <table:table-cell table:style-name="ce354" table:number-columns-repeated="2"/>
          <table:table-cell table:style-name="ce384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11">
          <table:table-cell/>
          <table:table-cell table:style-name="ce354" table:number-columns-repeated="2"/>
          <table:table-cell table:style-name="ce384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ce384"/>
          <table:table-cell table:style-name="ce385"/>
          <table:table-cell table:style-name="ce384" table:formula="of:=SUM([.F200:.F202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6"/>
          <table:table-cell table:number-columns-repeated="4"/>
          <table:table-cell table:style-name="ce385" table:number-columns-repeated="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6"/>
          <table:table-cell table:number-columns-repeated="3"/>
          <table:table-cell table:style-name="ce385" table:number-columns-repeated="3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4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75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/>
          <table:table-cell office:value-type="float" office:value="11.1" calcext:value-type="float">
            <text:p>11,10</text:p>
          </table:table-cell>
          <table:table-cell table:style-name="ce385" table:formula="of:=[.F204]" office:value-type="float" office:value="0" calcext:value-type="float">
            <text:p>0,00</text:p>
          </table:table-cell>
          <table:table-cell table:style-name="ce385" table:formula="of:=[.E203]+([.E203]*[.D204]/100)" office:value-type="float" office:value="0" calcext:value-type="float">
            <text:p>0,00</text:p>
          </table:table-cell>
          <table:table-cell table:style-name="ce385"/>
          <table:table-cell table:style-name="Default" table:number-columns-repeated="8"/>
          <table:table-cell table:number-columns-repeated="46"/>
        </table:table-row>
        <table:table-row table:style-name="ro3">
          <table:table-cell table:style-name="ce36"/>
          <table:table-cell office:value-type="string" calcext:value-type="string">
            <text:p>Şubat</text:p>
          </table:table-cell>
          <table:table-cell/>
          <table:table-cell table:style-name="ce56" office:value-type="float" office:value="4.81" calcext:value-type="float">
            <text:p>4,81</text:p>
          </table:table-cell>
          <table:table-cell table:style-name="ce385" table:formula="of:=[.F205]" office:value-type="float" office:value="0" calcext:value-type="float">
            <text:p>0,00</text:p>
          </table:table-cell>
          <table:table-cell table:style-name="ce385" table:formula="of:=[.E204]+([.E204]*[.D205]/100)" office:value-type="float" office:value="0" calcext:value-type="float">
            <text:p>0,0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3">
          <table:table-cell table:style-name="ce36"/>
          <table:table-cell office:value-type="string" calcext:value-type="string">
            <text:p>Mart</text:p>
          </table:table-cell>
          <table:table-cell/>
          <table:table-cell table:style-name="ce56" office:value-type="float" office:value="5.46" calcext:value-type="float">
            <text:p>5,46</text:p>
          </table:table-cell>
          <table:table-cell table:style-name="ce385" office:value-type="float" office:value="4000" calcext:value-type="float">
            <text:p>4.000,00</text:p>
          </table:table-cell>
          <table:table-cell table:style-name="ce385" table:formula="of:=[.E205]+([.E205]*[.D206]/100)" office:value-type="float" office:value="0" calcext:value-type="float">
            <text:p>0,00</text:p>
          </table:table-cell>
          <table:table-cell table:style-name="ce385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Nisan</text:p>
          </table:table-cell>
          <table:table-cell/>
          <table:table-cell table:style-name="ce56" office:value-type="float" office:value="7.25" calcext:value-type="float">
            <text:p>7,25</text:p>
          </table:table-cell>
          <table:table-cell table:style-name="ce385" table:formula="of:=[.F207]" office:value-type="float" office:value="4290" calcext:value-type="float">
            <text:p>4.290,00</text:p>
          </table:table-cell>
          <table:table-cell table:style-name="ce385" table:formula="of:=[.E206]+([.E206]*[.D207]/100)" office:value-type="float" office:value="4290" calcext:value-type="float">
            <text:p>4.290,00</text:p>
          </table:table-cell>
          <table:table-cell table:style-name="ce385" table:formula="of:=1-([.$E$206]/[.F207])" office:value-type="float" office:value="0.0675990675990676" calcext:value-type="float">
            <text:p>0,07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Mayıs</text:p>
          </table:table-cell>
          <table:table-cell/>
          <table:table-cell table:style-name="ce56" office:value-type="float" office:value="2.98" calcext:value-type="float">
            <text:p>2,98</text:p>
          </table:table-cell>
          <table:table-cell table:style-name="ce385" table:formula="of:=[.F208]" office:value-type="float" office:value="4417.842" calcext:value-type="float">
            <text:p>4.417,84</text:p>
          </table:table-cell>
          <table:table-cell table:style-name="ce385" table:formula="of:=[.E207]+([.E207]*[.D208]/100)" office:value-type="float" office:value="4417.842" calcext:value-type="float">
            <text:p>4.417,84</text:p>
          </table:table-cell>
          <table:table-cell table:style-name="ce385" table:formula="of:=1-([.$E$206]/[.F208])" office:value-type="float" office:value="0.0945805667110774" calcext:value-type="float">
            <text:p>0,09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Haziran</text:p>
          </table:table-cell>
          <table:table-cell/>
          <table:table-cell table:style-name="ce56" office:value-type="float" office:value="4.95" calcext:value-type="float">
            <text:p>4,95</text:p>
          </table:table-cell>
          <table:table-cell table:style-name="ce385" table:formula="of:=[.F209]" office:value-type="float" office:value="4636.525179" calcext:value-type="float">
            <text:p>4.636,53</text:p>
          </table:table-cell>
          <table:table-cell table:style-name="ce385" table:formula="of:=[.E208]+([.E208]*[.D209]/100)" office:value-type="float" office:value="4636.525179" calcext:value-type="float">
            <text:p>4.636,53</text:p>
          </table:table-cell>
          <table:table-cell table:style-name="ce385" table:formula="of:=1-([.$E$206]/[.F209])" office:value-type="float" office:value="0.1372849611349" calcext:value-type="float">
            <text:p>0,1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Temmuz</text:p>
          </table:table-cell>
          <table:table-cell/>
          <table:table-cell table:style-name="ce56" office:value-type="float" office:value="2.37" calcext:value-type="float">
            <text:p>2,37</text:p>
          </table:table-cell>
          <table:table-cell table:style-name="ce385" table:formula="of:=[.F210]" office:value-type="float" office:value="4746.4108257423" calcext:value-type="float">
            <text:p>4.746,41</text:p>
          </table:table-cell>
          <table:table-cell table:style-name="ce385" table:formula="of:=[.E209]+([.E209]*[.D210]/100)" office:value-type="float" office:value="4746.4108257423" calcext:value-type="float">
            <text:p>4.746,41</text:p>
          </table:table-cell>
          <table:table-cell table:style-name="ce385" table:formula="of:=1-([.$E$206]/[.F210])" office:value-type="float" office:value="0.157257947772687" calcext:value-type="float">
            <text:p>0,16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Ağustos</text:p>
          </table:table-cell>
          <table:table-cell/>
          <table:table-cell table:style-name="ce56" office:value-type="float" office:value="1.46" calcext:value-type="float">
            <text:p>1,46</text:p>
          </table:table-cell>
          <table:table-cell table:style-name="ce385" table:formula="of:=[.F211]" office:value-type="float" office:value="4815.70842379814" calcext:value-type="float">
            <text:p>4.815,71</text:p>
          </table:table-cell>
          <table:table-cell table:style-name="ce385" table:formula="of:=[.E210]+([.E210]*[.D211]/100)" office:value-type="float" office:value="4815.70842379814" calcext:value-type="float">
            <text:p>4.815,71</text:p>
          </table:table-cell>
          <table:table-cell table:style-name="ce385" table:formula="of:=1-([.$E$206]/[.F211])" office:value-type="float" office:value="0.169384927826421" calcext:value-type="float">
            <text:p>0,17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Eylül</text:p>
          </table:table-cell>
          <table:table-cell/>
          <table:table-cell table:style-name="ce245" office:value-type="float" office:value="3.08" calcext:value-type="float">
            <text:p>3,08</text:p>
          </table:table-cell>
          <table:table-cell table:style-name="ce385" table:formula="of:=[.F212]" office:value-type="float" office:value="4964.03224325112" calcext:value-type="float">
            <text:p>4.964,03</text:p>
          </table:table-cell>
          <table:table-cell table:style-name="ce385" table:formula="of:=[.E211]+([.E211]*[.D212]/100)" office:value-type="float" office:value="4964.03224325112" calcext:value-type="float">
            <text:p>4.964,03</text:p>
          </table:table-cell>
          <table:table-cell table:style-name="ce385" table:formula="of:=1-([.$E$206]/[.F212])" office:value-type="float" office:value="0.19420346122082" calcext:value-type="float">
            <text:p>0,19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Ekim</text:p>
          </table:table-cell>
          <table:table-cell/>
          <table:table-cell table:style-name="ce245" office:value-type="float" office:value="3.54" calcext:value-type="float">
            <text:p>3,54</text:p>
          </table:table-cell>
          <table:table-cell table:style-name="ce385" table:formula="of:=[.F213]" office:value-type="float" office:value="5139.75898466221" calcext:value-type="float">
            <text:p>5.139,76</text:p>
          </table:table-cell>
          <table:table-cell table:style-name="ce385" table:formula="of:=[.E212]+([.E212]*[.D213]/100)" office:value-type="float" office:value="5139.75898466221" calcext:value-type="float">
            <text:p>5.139,76</text:p>
          </table:table-cell>
          <table:table-cell table:style-name="ce385" table:formula="of:=1-([.$E$206]/[.F213])" office:value-type="float" office:value="0.221753391173286" calcext:value-type="float">
            <text:p>0,2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58" office:value-type="float" office:value="2.88" calcext:value-type="float">
            <text:p>2,88</text:p>
          </table:table-cell>
          <table:table-cell table:style-name="ce385" table:formula="of:=[.F214]" office:value-type="float" office:value="5287.78404342048" calcext:value-type="float">
            <text:p>5.287,78</text:p>
          </table:table-cell>
          <table:table-cell table:style-name="ce385" table:formula="of:=[.E213]+([.E213]*[.D214]/100)" office:value-type="float" office:value="5287.78404342048" calcext:value-type="float">
            <text:p>5.287,78</text:p>
          </table:table-cell>
          <table:table-cell table:style-name="ce385" table:formula="of:=1-([.$E$206]/[.F214])" office:value-type="float" office:value="0.243539454872945" calcext:value-type="float">
            <text:p>0,24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3">
          <table:table-cell/>
          <table:table-cell table:style-name="Default" table:number-columns-repeated="2"/>
          <table:table-cell table:style-name="ce58" office:value-type="float" office:value="1.18" calcext:value-type="float">
            <text:p>1,18</text:p>
          </table:table-cell>
          <table:table-cell table:style-name="ce385" table:formula="of:=[.F215]" office:value-type="float" office:value="5350.17989513284" calcext:value-type="float">
            <text:p>5.350,18</text:p>
          </table:table-cell>
          <table:table-cell table:style-name="ce385" table:formula="of:=[.E214]+([.E214]*[.D215]/100)" office:value-type="float" office:value="5350.17989513284" calcext:value-type="float">
            <text:p>5.350,18</text:p>
          </table:table-cell>
          <table:table-cell table:style-name="ce385" table:formula="of:=1-([.$E$206]/[.F215])" office:value-type="float" office:value="0.252361588132976" calcext:value-type="float">
            <text:p>0,25</text:p>
          </table:table-cell>
          <table:table-cell table:number-columns-repeated="54"/>
        </table:table-row>
        <table:table-row table:style-name="ro1" table:number-rows-repeated="3">
          <table:table-cell table:number-columns-repeated="61"/>
        </table:table-row>
        <table:table-row table:style-name="ro3">
          <table:table-cell/>
          <table:table-cell table:style-name="ce243" table:number-columns-repeated="2"/>
          <table:table-cell table:style-name="ce56" table:number-columns-repeated="4"/>
          <table:table-cell table:style-name="ce244" table:number-columns-repeated="2"/>
          <table:table-cell table:style-name="ce246" table:number-columns-repeated="6"/>
          <table:table-cell table:number-columns-repeated="46"/>
        </table:table-row>
        <table:table-row table:style-name="ro3">
          <table:table-cell/>
          <table:table-cell table:style-name="ce243" office:value-type="float" office:value="2022" calcext:value-type="float">
            <text:p>2022</text:p>
          </table:table-cell>
          <table:table-cell table:style-name="ce243"/>
          <table:table-cell table:number-columns-repeated="58"/>
        </table:table-row>
        <table:table-row table:style-name="ro1">
          <table:table-cell table:number-columns-repeated="3"/>
          <table:table-cell table:style-name="ce59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/>
          <table:table-cell table:style-name="ce385" office:value-type="float" office:value="686.95" calcext:value-type="float">
            <text:p>686,95</text:p>
          </table:table-cell>
          <table:table-cell table:style-name="ce38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Ocak</text:p>
          </table:table-cell>
          <table:table-cell/>
          <table:table-cell table:style-name="ce56" office:value-type="float" office:value="763.23" calcext:value-type="float">
            <text:p>763,23</text:p>
          </table:table-cell>
          <table:table-cell table:formula="of:=([.D223]-[.D222])/[.D222]" office:value-type="float" office:value="0.111041560521144" calcext:value-type="float">
            <text:p>0,11</text:p>
          </table:table-cell>
          <table:table-cell table:number-columns-repeated="2" table:style-name="ce56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/>
          <table:table-cell table:style-name="ce56" office:value-type="float" office:value="799.93" calcext:value-type="float">
            <text:p>799,93</text:p>
          </table:table-cell>
          <table:table-cell table:formula="of:=([.D224]-[.D223])/[.D223]" office:value-type="float" office:value="0.0480851119583873" calcext:value-type="float">
            <text:p>0,05</text:p>
          </table:table-cell>
          <table:table-cell table:style-name="ce56" office:value-type="float" office:value="4.81" calcext:value-type="float">
            <text:p>4,81</text:p>
          </table:table-cell>
          <table:table-cell table:style-name="ce56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rt</text:p>
          </table:table-cell>
          <table:table-cell/>
          <table:table-cell table:style-name="ce56" office:value-type="float" office:value="843.64" calcext:value-type="float">
            <text:p>843,64</text:p>
          </table:table-cell>
          <table:table-cell table:formula="of:=([.D225]-[.D224])/[.D224]" office:value-type="float" office:value="0.054642281199605" calcext:value-type="float">
            <text:p>0,05</text:p>
          </table:table-cell>
          <table:table-cell table:style-name="ce56" office:value-type="float" office:value="5.46" calcext:value-type="float">
            <text:p>5,46</text:p>
          </table:table-cell>
          <table:table-cell table:style-name="ce56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isan</text:p>
          </table:table-cell>
          <table:table-cell/>
          <table:table-cell table:style-name="ce56" office:value-type="float" office:value="904.79" calcext:value-type="float">
            <text:p>904,79</text:p>
          </table:table-cell>
          <table:table-cell table:formula="of:=([.D226]-[.D225])/[.D225]" office:value-type="float" office:value="0.0724835237779147" calcext:value-type="float">
            <text:p>0,07</text:p>
          </table:table-cell>
          <table:table-cell table:style-name="ce56" office:value-type="float" office:value="7.25" calcext:value-type="float">
            <text:p>7,25</text:p>
          </table:table-cell>
          <table:table-cell table:style-name="ce56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yıs</text:p>
          </table:table-cell>
          <table:table-cell/>
          <table:table-cell table:style-name="ce56" office:value-type="float" office:value="931.76" calcext:value-type="float">
            <text:p>931,76</text:p>
          </table:table-cell>
          <table:table-cell table:formula="of:=([.D227]-[.D226])/[.D226]" office:value-type="float" office:value="0.0298080217509036" calcext:value-type="float">
            <text:p>0,03</text:p>
          </table:table-cell>
          <table:table-cell table:style-name="ce56" office:value-type="float" office:value="2.98" calcext:value-type="float">
            <text:p>2,98</text:p>
          </table:table-cell>
          <table:table-cell table:style-name="ce56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aziran</text:p>
          </table:table-cell>
          <table:table-cell/>
          <table:table-cell table:style-name="ce56" office:value-type="float" office:value="977.9" calcext:value-type="float">
            <text:p>977,90</text:p>
          </table:table-cell>
          <table:table-cell table:formula="of:=([.D228]-[.D227])/[.D227]" office:value-type="float" office:value="0.049519189490856" calcext:value-type="float">
            <text:p>0,05</text:p>
          </table:table-cell>
          <table:table-cell table:style-name="ce56" office:value-type="float" office:value="4.95" calcext:value-type="float">
            <text:p>4,95</text:p>
          </table:table-cell>
          <table:table-cell table:style-name="ce56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Temmuz</text:p>
          </table:table-cell>
          <table:table-cell/>
          <table:table-cell table:style-name="ce58" office:value-type="float" office:value="1001.03" calcext:value-type="float">
            <text:p>1.001,03</text:p>
          </table:table-cell>
          <table:table-cell table:formula="of:=([.D229]-[.D228])/[.D228]" office:value-type="float" office:value="0.0236527252275284" calcext:value-type="float">
            <text:p>0,02</text:p>
          </table:table-cell>
          <table:table-cell table:style-name="ce56" office:value-type="float" office:value="2.37" calcext:value-type="float">
            <text:p>2,37</text:p>
          </table:table-cell>
          <table:table-cell table:style-name="ce56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ğustos</text:p>
          </table:table-cell>
          <table:table-cell/>
          <table:table-cell table:style-name="ce58" office:value-type="float" office:value="1015.65" calcext:value-type="float">
            <text:p>1.015,65</text:p>
          </table:table-cell>
          <table:table-cell table:formula="of:=([.D230]-[.D229])/[.D229]" office:value-type="float" office:value="0.0146049568943988" calcext:value-type="float">
            <text:p>0,01</text:p>
          </table:table-cell>
          <table:table-cell table:style-name="ce56" office:value-type="float" office:value="1.46" calcext:value-type="float">
            <text:p>1,46</text:p>
          </table:table-cell>
          <table:table-cell table:style-name="ce56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ylül</text:p>
          </table:table-cell>
          <table:table-cell/>
          <table:table-cell table:style-name="ce58" office:value-type="float" office:value="1046.89" calcext:value-type="float">
            <text:p>1.046,89</text:p>
          </table:table-cell>
          <table:table-cell table:formula="of:=([.D231]-[.D230])/[.D230]" office:value-type="float" office:value="0.0307586274799391" calcext:value-type="float">
            <text:p>0,03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kim</text:p>
          </table:table-cell>
          <table:table-cell/>
          <table:table-cell table:style-name="ce58" office:value-type="float" office:value="1084" calcext:value-type="float">
            <text:p>1.084,00</text:p>
          </table:table-cell>
          <table:table-cell table:formula="of:=([.D232]-[.D231])/[.D231]" office:value-type="float" office:value="0.0354478502994583" calcext:value-type="float">
            <text:p>0,0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58" office:value-type="float" office:value="1115.26" calcext:value-type="float">
            <text:p>1.115,26</text:p>
          </table:table-cell>
          <table:table-cell table:formula="of:=([.D233]-[.D232])/[.D232]" office:value-type="float" office:value="0.0288376383763838" calcext:value-type="float">
            <text:p>0,03</text:p>
          </table:table-cell>
          <table:table-cell table:style-name="ce58" office:value-type="float" office:value="2.88" calcext:value-type="float">
            <text:p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ralık</text:p>
          </table:table-cell>
          <table:table-cell/>
          <table:table-cell table:style-name="ce58" office:value-type="float" office:value="1128.45" calcext:value-type="float">
            <text:p>1.128,45</text:p>
          </table:table-cell>
          <table:table-cell table:formula="of:=([.D234]-[.D233])/[.D233]" office:value-type="float" office:value="0.0118268385847247" calcext:value-type="float">
            <text:p>0,01</text:p>
          </table:table-cell>
          <table:table-cell table:style-name="ce58" office:value-type="float" office:value="1.18" calcext:value-type="float">
            <text:p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5"/>
          <table:table-cell office:value-type="float" office:value="4000" calcext:value-type="float">
            <text:p>4.000,00</text:p>
          </table:table-cell>
          <table:table-cell table:formula="of:=([.D234]-[.D225])/[.D225]" office:value-type="float" office:value="0.337596605187047" calcext:value-type="float">
            <text:p>0,34</text:p>
          </table:table-cell>
          <table:table-cell table:formula="of:=[.F236]*[.G236]" office:value-type="float" office:value="1350.38642074819" calcext:value-type="float">
            <text:p>1.350,39</text:p>
          </table:table-cell>
          <table:table-cell table:formula="of:=[.F236]+[.H236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236]" office:value-type="float" office:value="4000" calcext:value-type="float">
            <text:p>4.000,00</text:p>
          </table:table-cell>
          <table:table-cell table:formula="of:=[.I234]/100" office:value-type="float" office:value="0.7231" calcext:value-type="float">
            <text:p>0,72</text:p>
          </table:table-cell>
          <table:table-cell table:formula="of:=[.F237]*[.G237]" office:value-type="float" office:value="2892.4" calcext:value-type="float">
            <text:p>2.892,40</text:p>
          </table:table-cell>
          <table:table-cell table:formula="of:=[.F237]+[.H237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338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nyG702-22" table:style-name="ta1">
        <table:table-column table:style-name="co1" table:default-cell-style-name="ce267"/>
        <table:table-column table:style-name="co22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3" table:default-cell-style-name="ce267"/>
        <table:table-column table:style-name="co24" table:default-cell-style-name="ce267"/>
        <table:table-column table:style-name="co25" table:default-cell-style-name="ce382"/>
        <table:table-column table:style-name="co11" table:default-cell-style-name="ce382"/>
        <table:table-column table:style-name="co2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354"/>
        <table:table-column table:style-name="co28" table:number-columns-repeated="2" table:default-cell-style-name="ce499"/>
        <table:table-column table:style-name="co4" table:default-cell-style-name="ce500"/>
        <table:table-column table:style-name="co29" table:default-cell-style-name="ce500"/>
        <table:table-column table:style-name="co30" table:default-cell-style-name="ce500"/>
        <table:table-column table:style-name="co31" table:default-cell-style-name="ce500"/>
        <table:table-column table:style-name="co32" table:default-cell-style-name="ce503"/>
        <table:table-column table:style-name="co5" table:default-cell-style-name="ce382"/>
        <table:table-column table:style-name="co28" table:default-cell-style-name="ce382"/>
        <table:table-column table:style-name="co33" table:default-cell-style-name="ce382"/>
        <table:table-column table:style-name="co3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E5]" office:value-type="float" office:value="36000" calcext:value-type="float">
            <text:p>36.000</text:p>
          </table:table-cell>
          <table:table-cell table:formula="of:=[$'SnyF601-22'.E6]" office:value-type="float" office:value="0" calcext:value-type="float">
            <text:p>0</text:p>
          </table:table-cell>
          <table:table-cell table:formula="of:=[$'SnyF601-22'.E7]" office:value-type="float" office:value="0" calcext:value-type="float">
            <text:p>0</text:p>
          </table:table-cell>
          <table:table-cell table:formula="of:=[$'SnyF601-22'.E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0" calcext:value-type="float">
            <text:p>40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1612.24" calcext:value-type="float">
            <text:p>1.612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66"/>
        <table:table-column table:style-name="co41" table:default-cell-style-name="ce266"/>
        <table:table-column table:style-name="co42" table:default-cell-style-name="Default"/>
        <table:table-column table:style-name="co43" table:default-cell-style-name="Default"/>
        <table:table-column table:style-name="co44" table:default-cell-style-name="ce385"/>
        <table:table-column table:style-name="co45" table:default-cell-style-name="Default"/>
        <table:table-column table:style-name="co46" table:default-cell-style-name="ce385"/>
        <table:table-column table:style-name="co1" table:default-cell-style-name="Default"/>
        <table:table-row table:style-name="ro4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7" table:default-cell-style-name="ce519"/>
        <table:table-column table:style-name="co48" table:default-cell-style-name="ce519"/>
        <table:table-column table:style-name="co5" table:default-cell-style-name="ce519"/>
        <table:table-column table:style-name="co49" table:default-cell-style-name="ce519"/>
        <table:table-column table:style-name="co50" table:default-cell-style-name="ce519"/>
        <table:table-column table:style-name="co51" table:default-cell-style-name="ce534"/>
        <table:table-column table:style-name="co52" table:default-cell-style-name="ce541"/>
        <table:table-column table:style-name="co46" table:default-cell-style-name="ce541"/>
        <table:table-column table:style-name="co49" table:number-columns-repeated="1016" table:default-cell-style-name="ce519"/>
        <table:table-row table:style-name="ro6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6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6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6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6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6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6" table:number-rows-repeated="1048412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3-BKY" table:style-name="ta1">
        <table:table-column table:style-name="co53" table:default-cell-style-name="ce549"/>
        <table:table-column table:style-name="co54" table:default-cell-style-name="ce559"/>
        <table:table-column table:style-name="co55" table:default-cell-style-name="ce559"/>
        <table:table-column table:style-name="co56" table:default-cell-style-name="ce576"/>
        <table:table-column table:style-name="co57" table:default-cell-style-name="ce549"/>
        <table:table-column table:style-name="co58" table:default-cell-style-name="ce549"/>
        <table:table-column table:style-name="co59" table:default-cell-style-name="ce621"/>
        <table:table-column table:style-name="co60" table:default-cell-style-name="ce549"/>
        <table:table-column table:style-name="co61" table:default-cell-style-name="ce549"/>
        <table:table-column table:style-name="co40" table:default-cell-style-name="ce549"/>
        <table:table-column table:style-name="co40" table:default-cell-style-name="ce643"/>
        <table:table-column table:style-name="co58" table:default-cell-style-name="ce549"/>
        <table:table-column table:style-name="co62" table:default-cell-style-name="ce621"/>
        <table:table-column table:style-name="co63" table:default-cell-style-name="ce549"/>
        <table:table-column table:style-name="co64" table:default-cell-style-name="ce628"/>
        <table:table-column table:style-name="co65" table:default-cell-style-name="ce549"/>
        <table:table-column table:style-name="co40" table:default-cell-style-name="ce672"/>
        <table:table-column table:style-name="co58" table:default-cell-style-name="ce549"/>
        <table:table-column table:style-name="co66" table:default-cell-style-name="ce549"/>
        <table:table-column table:style-name="co67" table:default-cell-style-name="ce549"/>
        <table:table-column table:style-name="co40" table:default-cell-style-name="ce549"/>
        <table:table-column table:style-name="co68" table:default-cell-style-name="ce549"/>
        <table:table-column table:style-name="co1" table:number-columns-repeated="1002" table:default-cell-style-name="ce549"/>
        <table:table-row table:style-name="ro7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6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367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367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6">
          <table:table-cell/>
          <table:table-cell table:style-name="ce312" office:value-type="string" calcext:value-type="string">
            <text:p>S A N A Y İ</text:p>
          </table:table-cell>
          <table:table-cell table:number-columns-repeated="2"/>
          <table:table-cell table:style-name="ce312" office:value-type="string" calcext:value-type="string">
            <text:p>GELİR</text:p>
          </table:table-cell>
          <table:table-cell/>
          <table:table-cell table:style-name="ce367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312" office:value-type="string" calcext:value-type="string" table:number-columns-spanned="2" table:number-rows-spanned="1">
            <text:p>BAKİYE</text:p>
          </table:table-cell>
          <table:covered-table-cell table:style-name="ce389"/>
          <table:table-cell/>
          <table:table-cell table:style-name="ce367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312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312" office:value-type="string" calcext:value-type="string">
            <text:p>USD</text:p>
          </table:table-cell>
          <table:table-cell table:number-columns-repeated="1005"/>
        </table:table-row>
        <table:table-row table:style-name="ro6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367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389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389" office:value-type="string" calcext:value-type="string">
            <text:p>USD</text:p>
          </table:table-cell>
          <table:table-cell table:style-name="ce587"/>
          <table:table-cell table:style-name="ce367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6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6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6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4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5" calcext:value-type="currency">
            <text:p>-₺3.539,96</text:p>
          </table:table-cell>
          <table:table-cell table:formula="of:=[.N38]/[.S38]" office:value-type="currency" office:currency="USD" office:value="-415.001415474801" calcext:value-type="currency">
            <text:p>-$415</text:p>
          </table:table-cell>
          <table:table-cell table:style-name="ce602" table:formula="of:=[.P37]+[.N38]" office:value-type="currency" office:currency="TRY" office:value="32249.3350930085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4" calcext:value-type="percentage">
            <text:p>%77,45</text:p>
          </table:table-cell>
          <table:table-cell table:style-name="ce602" table:formula="of:=[.G38]*[.E39]" office:value-type="currency" office:currency="TRY" office:value="-9521.40198888798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5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79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3" calcext:value-type="currency">
            <text:p>-₺942,40</text:p>
          </table:table-cell>
          <table:table-cell table:formula="of:=[.N40]/[.S40]" office:value-type="currency" office:currency="USD" office:value="-110.480596224839" calcext:value-type="currency">
            <text:p>-$110</text:p>
          </table:table-cell>
          <table:table-cell table:style-name="ce602" table:formula="of:=[.P39]+[.N40]" office:value-type="currency" office:currency="TRY" office:value="28523.3375960986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2" calcext:value-type="currency">
            <text:p>₺93.592,40</text:p>
          </table:table-cell>
          <table:table-cell table:style-name="ce629" table:formula="of:=SUM([.I31:.I40])" office:value-type="currency" office:currency="USD" office:value="9978.51341511514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6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6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6" calcext:value-type="currency">
            <text:p>₺8.108,86</text:p>
          </table:table-cell>
          <table:table-cell table:formula="of:=[.N46]/[.S46]" office:value-type="currency" office:currency="USD" office:value="468.991368600946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69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2" calcext:value-type="currency">
            <text:p>$894</text:p>
          </table:table-cell>
          <table:table-cell table:style-name="ce602" table:formula="of:=[.J46]+[.H47]" office:value-type="currency" office:currency="TRY" office:value="144632.190933791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3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1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1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9" calcext:value-type="currency">
            <text:p>₺5.671,41</text:p>
          </table:table-cell>
          <table:table-cell table:formula="of:=[.N48]/[.S48]" office:value-type="currency" office:currency="USD" office:value="303.28414718293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7" calcext:value-type="percentage">
            <text:p>%77,28</text:p>
          </table:table-cell>
          <table:table-cell table:style-name="ce602" table:formula="of:=[.G48]*[.E49]" office:value-type="currency" office:currency="TRY" office:value="-8382.29821086289" calcext:value-type="currency">
            <text:p>-₺8.382,30</text:p>
          </table:table-cell>
          <table:table-cell table:style-name="ce628" table:formula="of:=[.H49]/[.S49]" office:value-type="currency" office:currency="USD" office:value="-465.683233936827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2" calcext:value-type="currency">
            <text:p>₺9.089,03</text:p>
          </table:table-cell>
          <table:table-cell table:formula="of:=[.N50]/[.S50]" office:value-type="currency" office:currency="USD" office:value="491.298793143034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1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" calcext:value-type="currency">
            <text:p>$42</text:p>
          </table:table-cell>
          <table:table-cell table:style-name="ce602" table:formula="of:=[.J50]+[.H51]" office:value-type="currency" office:currency="TRY" office:value="187261.134030537" calcext:value-type="currency">
            <text:p>₺187.261,13</text:p>
          </table:table-cell>
          <table:table-cell table:formula="of:=[.K50]-[.O51]" office:value-type="currency" office:currency="USD" office:value="347244.798399264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7" calcext:value-type="currency">
            <text:p>₺228,32</text:p>
          </table:table-cell>
          <table:table-cell table:formula="of:=[.N51]/[.S51]" office:value-type="currency" office:currency="USD" office:value="12.3414846986231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6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8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4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4" calcext:value-type="percentage">
            <text:p>%22,94</text:p>
          </table:table-cell>
          <table:table-cell table:style-name="ce602" table:formula="of:=[.M51]*[.E52]" office:value-type="currency" office:currency="TRY" office:value="9133.79569784316" calcext:value-type="currency">
            <text:p>₺9.133,80</text:p>
          </table:table-cell>
          <table:table-cell table:formula="of:=[.N52]/[.S52]" office:value-type="currency" office:currency="USD" office:value="468.399779376572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49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4" calcext:value-type="currency">
            <text:p>₺229,39</text:p>
          </table:table-cell>
          <table:table-cell table:formula="of:=[.N53]/[.S53]" office:value-type="currency" office:currency="USD" office:value="12.3992313970105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8" calcext:value-type="percentage">
            <text:p>%76,83</text:p>
          </table:table-cell>
          <table:table-cell table:style-name="ce602" table:formula="of:=[.G53]*[.E54]" office:value-type="currency" office:currency="TRY" office:value="63188.1065552361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5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2" calcext:value-type="percentage">
            <text:p>%23,17</text:p>
          </table:table-cell>
          <table:table-cell table:style-name="ce602" table:formula="of:=[.M53]*[.E54]" office:value-type="currency" office:currency="TRY" office:value="18811.8934447639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2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3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7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3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3" calcext:value-type="currency">
            <text:p>₺347.392,56</text:p>
          </table:table-cell>
          <table:table-cell table:formula="of:=[.K55]-[.O56]" office:value-type="currency" office:currency="USD" office:value="344694.458824552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3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3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7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6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1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59" calcext:value-type="percentage">
            <text:p>%76,59</text:p>
          </table:table-cell>
          <table:table-cell table:style-name="ce602" table:formula="of:=[.G58]*[.E59]" office:value-type="currency" office:currency="TRY" office:value="765.931769185536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1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6" calcext:value-type="percentage">
            <text:p>%76,59</text:p>
          </table:table-cell>
          <table:table-cell table:style-name="ce602" table:formula="of:=[.G59]*[.E60]" office:value-type="currency" office:currency="TRY" office:value="765.903804044459" calcext:value-type="currency">
            <text:p>₺765,90</text:p>
          </table:table-cell>
          <table:table-cell table:style-name="ce628" table:formula="of:=[.H60]/[.S60]" office:value-type="currency" office:currency="USD" office:value="41.177623873358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4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8" calcext:value-type="percentage">
            <text:p>%76,58</text:p>
          </table:table-cell>
          <table:table-cell table:style-name="ce602" table:formula="of:=[.G60]*[.E61]" office:value-type="currency" office:currency="TRY" office:value="765.875835562266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8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4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7" calcext:value-type="currency">
            <text:p>₺73.256,94</text:p>
          </table:table-cell>
          <table:table-cell table:style-name="ce629" table:formula="of:=SUM([.O46:.O61])" office:value-type="currency" office:currency="USD" office:value="4007.70177876946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6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19" calcext:value-type="percentage">
            <text:p>%76,55</text:p>
          </table:table-cell>
          <table:table-cell table:style-name="ce602" table:formula="of:=[.G61]*[.E65]" office:value-type="currency" office:currency="TRY" office:value="9013.26350833909" calcext:value-type="currency">
            <text:p>₺9.013,26</text:p>
          </table:table-cell>
          <table:table-cell table:style-name="ce628" table:formula="of:=[.H65]/[.S65]" office:value-type="currency" office:currency="USD" office:value="509.223927024807" calcext:value-type="currency">
            <text:p>$509</text:p>
          </table:table-cell>
          <table:table-cell table:style-name="ce602" table:formula="of:=[.J61]+[.H65]" office:value-type="currency" office:currency="TRY" office:value="360235.482346747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1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2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5" calcext:value-type="currency">
            <text:p>₺363.215,09</text:p>
          </table:table-cell>
          <table:table-cell table:formula="of:=[.K65]-[.O66]" office:value-type="currency" office:currency="USD" office:value="344424.2794969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2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2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6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6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363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363"/>
          <table:table-cell table:style-name="ce363" table:number-columns-repeated="2"/>
          <table:table-cell table:style-name="ce647"/>
          <table:table-cell table:style-name="ce363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325"/>
          <table:covered-table-cell table:style-name="ce335"/>
          <table:covered-table-cell table:style-name="ce350"/>
          <table:table-cell table:style-name="ce364"/>
          <table:covered-table-cell table:style-name="ce375"/>
          <table:covered-table-cell table:style-name="ce364"/>
          <table:table-cell table:style-name="ce364" table:number-columns-repeated="2"/>
          <table:table-cell table:style-name="ce648"/>
          <table:table-cell table:style-name="ce364"/>
          <table:covered-table-cell table:style-name="ce375"/>
          <table:covered-table-cell table:style-name="ce429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6"/>
          <table:table-cell table:style-name="ce555"/>
          <table:table-cell table:style-name="ce325"/>
          <table:table-cell table:style-name="ce335"/>
          <table:table-cell table:style-name="ce350"/>
          <table:table-cell table:style-name="ce364"/>
          <table:table-cell table:style-name="ce375"/>
          <table:table-cell table:style-name="ce364" table:number-columns-repeated="3"/>
          <table:table-cell table:style-name="ce648"/>
          <table:table-cell table:style-name="ce364"/>
          <table:table-cell table:style-name="ce375"/>
          <table:table-cell table:style-name="ce429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6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6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Default" table:number-columns-repeated="5"/>
          <table:table-cell table:number-columns-repeated="1019"/>
        </table:table-row>
        <table:table-row table:style-name="ro6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6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6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6" table:number-rows-repeated="1048350">
          <table:table-cell table:number-columns-repeated="1024"/>
        </table:table-row>
        <table:table-row table:style-name="ro7" table:number-rows-repeated="1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70" table:default-cell-style-name="Default"/>
        <table:table-column table:style-name="co1" table:default-cell-style-name="ce498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">
      <number:number number:decimal-places="5" number:min-decimal-places="5" number:min-integer-digits="1" number:grouping="true"/>
    </number:number-style>
    <number:currency-style style:name="N244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44P0"/>
    </number:currency-style>
    <number:number-style style:name="N238">
      <number:number number:decimal-places="14" number:min-decimal-places="14" number:min-integer-digits="1"/>
    </number:number-style>
    <number:number-style style:name="N237P0" style:volatile="true">
      <number:text>-</number:text>
      <number:number number:decimal-places="2" number:min-decimal-places="2" number:min-integer-digits="1" number:grouping="true"/>
    </number:number-style>
    <number:number-style style:name="N23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7P0"/>
    </number:number-style>
    <number:number-style style:name="N236">
      <number:text>-</number:text>
      <number:number number:decimal-places="2" number:min-decimal-places="2" number:min-integer-digits="1" number:grouping="true"/>
    </number:number-style>
    <number:number-style style:name="N235P0" style:volatile="true">
      <number:number number:decimal-places="0" number:min-decimal-places="0" number:min-integer-digits="1" number:grouping="true"/>
      <number:text> TL</number:text>
    </number:number-style>
    <number:number-style style:name="N23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5P0"/>
    </number:number-style>
    <number:number-style style:name="N234P0" style:volatile="true">
      <number:number number:decimal-places="2" number:min-decimal-places="2" number:min-integer-digits="1" number:grouping="true"/>
    </number:number-style>
    <number:number-style style:name="N2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4P0"/>
    </number:number-style>
    <number:currency-style style:name="N23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3P0"/>
    </number:currency-style>
    <number:percentage-style style:name="N231">
      <number:number number:decimal-places="5" number:min-decimal-places="5" number:min-integer-digits="1"/>
      <number:text>%</number:text>
    </number:percentage-style>
    <number:number-style style:name="N230">
      <number:text>+  </number:text>
      <number:number number:decimal-places="3" number:min-decimal-places="3" number:min-integer-digits="1" number:grouping="true"/>
    </number:number-style>
    <number:number-style style:name="N229P0" style:volatile="true">
      <number:number number:decimal-places="0" number:min-decimal-places="0" number:min-integer-digits="1" number:grouping="true"/>
      <number:text>     </number:text>
    </number:number-style>
    <number:number-style style:name="N22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29P0"/>
    </number:number-style>
    <number:date-style style:name="N228">
      <number:month number:textual="true"/>
      <number:text>.</number:text>
      <number:year/>
    </number:date-style>
    <number:number-style style:name="N227P0" style:volatile="true">
      <number:text>₺</number:text>
      <number:number number:decimal-places="2" number:min-decimal-places="2" number:min-integer-digits="1" number:grouping="true"/>
    </number:number-style>
    <number:number-style style:name="N227">
      <number:text>-₺</number:text>
      <number:number number:decimal-places="2" number:min-decimal-places="2" number:min-integer-digits="1" number:grouping="true"/>
      <style:map style:condition="value()&gt;=0" style:apply-style-name="N227P0"/>
    </number:number-style>
    <number:number-style style:name="N22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2P0" style:volatile="true">
      <number:number number:decimal-places="2" number:min-decimal-places="2" number:min-integer-digits="1" number:grouping="true"/>
      <number:text>     </number:text>
    </number:number-style>
    <number:number-style style:name="N2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2P0"/>
    </number:number-style>
    <number:number-style style:name="N221">
      <number:number number:decimal-places="2" number:min-decimal-places="2" number:min-integer-digits="1">
        <number:embedded-text number:position="3"> </number:embedded-text>
      </number:number>
    </number:number-style>
    <number:number-style style:name="N220P0" style:volatile="true">
      <number:number number:decimal-places="0" number:min-decimal-places="0" number:min-integer-digits="1" number:grouping="true"/>
      <number:text> TL</number:text>
    </number:number-style>
    <number:number-style style:name="N2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20P0"/>
    </number:number-style>
    <number:percentage-style style:name="N218">
      <number:number number:decimal-places="1" number:min-decimal-places="1" number:min-integer-digits="1"/>
      <number:text>%</number:text>
    </number:percentage-style>
    <number:time-style style:name="N2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currency-style style:name="N21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1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12P0"/>
    </number:currency-style>
    <number:number-style style:name="N210">
      <number:number number:decimal-places="3" number:min-decimal-places="3" number:min-integer-digits="1" number:grouping="true"/>
    </number:number-style>
    <number:number-style style:name="N209">
      <number:number number:decimal-places="0" number:min-decimal-places="0" number:min-integer-digits="2" number:grouping="true"/>
    </number:number-style>
    <number:percentage-style style:name="N208">
      <number:number number:decimal-places="0" number:min-decimal-places="0" number:min-integer-digits="1"/>
      <number:text>%</number:text>
    </number:percentage-style>
    <number:number-style style:name="N207P0" style:volatile="true">
      <number:number number:decimal-places="2" number:min-decimal-places="2" number:min-integer-digits="0" number:grouping="true"/>
    </number:number-style>
    <number:number-style style:name="N20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07P0"/>
    </number:number-style>
    <number:percentage-style style:name="N206">
      <number:number number:decimal-places="3" number:min-decimal-places="3" number:min-integer-digits="1"/>
      <number:text>%</number:text>
    </number:percentage-style>
    <number:number-style style:name="N205">
      <number:text>+    </number:text>
      <number:number number:decimal-places="3" number:min-decimal-places="3" number:min-integer-digits="1" number:grouping="true"/>
    </number:number-style>
    <number:number-style style:name="N20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$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date-style style:name="N195">
      <number:day number:style="long"/>
      <number:text>.</number:text>
      <number:month number:style="long"/>
      <number:text>.</number:text>
    </number:date-style>
    <number:number-style style:name="N194">
      <number:number number:decimal-places="13" number:min-decimal-places="13" number:min-integer-digits="1"/>
    </number:number-style>
    <number:number-style style:name="N193">
      <number:number number:decimal-places="4" number:min-decimal-places="4" number:min-integer-digits="1"/>
    </number:number-style>
    <number:number-style style:name="N192">
      <number:number number:decimal-places="0" number:min-decimal-places="0" number:min-integer-digits="0"/>
    </number:number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2P0" style:volatile="true">
      <number:number number:decimal-places="2" number:min-decimal-places="2" number:min-integer-digits="1" number:grouping="true"/>
      <number:text> TL</number:text>
    </number:number-style>
    <number:number-style style:name="N18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2P0"/>
    </number:number-style>
    <number:number-style style:name="N181P0" style:volatile="true">
      <number:number number:decimal-places="0" number:min-decimal-places="0" number:min-integer-digits="1" number:grouping="true"/>
      <number:text>     </number:text>
    </number:number-style>
    <number:number-style style:name="N18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1P0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percentage-style style:name="N173">
      <number:number number:decimal-places="2" number:min-decimal-places="2" number:min-integer-digits="1"/>
      <number:text>%</number:text>
    </number:percentage-style>
    <number:number-style style:name="N172P0" style:volatile="true">
      <number:number number:decimal-places="2" number:min-decimal-places="2" number:min-integer-digits="1" number:grouping="true"/>
      <number:text> TL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2P0"/>
    </number:number-style>
    <number:date-style style:name="N170">
      <number:day number:style="long"/>
      <number:text>.</number:text>
      <number:month number:style="long" number:textual="true"/>
    </number:date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67">
      <number:minutes number:style="long"/>
      <number:text>:</number:text>
      <number:seconds number:style="long" number:decimal-places="1"/>
    </number:time-style>
    <number:date-style style:name="N166">
      <number:month number:style="long" number:textual="true"/>
      <number:text>.</number:text>
      <number:year number:style="long"/>
    </number:date-style>
    <number:number-style style:name="N165" number:title="User-defined">
      <number:text>+</number:text>
      <number:number number:decimal-places="2" number:min-decimal-places="2" number:min-integer-digits="1" number:grouping="true"/>
    </number:number-style>
    <number:number-style style:name="N164P0" style:volatile="true">
      <number:text>₺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64P0"/>
    </number:number-style>
    <number:currency-style style:name="N162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62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62P0"/>
    </number:currency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0P0"/>
    </number:number-style>
    <number:number-style style:name="N15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₺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>
      <number:minutes number:style="long"/>
      <number:text>:</number:text>
      <number:seconds number:style="long"/>
    </number:time-style>
    <number:number-style style:name="N153P0" style:volatile="true">
      <number:text>₺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3P0"/>
    </number:number-style>
    <number:time-style style:name="N151">
      <number:hours/>
      <number:text>:</number:text>
      <number:minutes number:style="long"/>
      <number:text> </number:text>
      <number:am-pm/>
    </number:time-style>
    <number:number-style style:name="N150">
      <number:number number:decimal-places="11" number:min-decimal-places="11" number:min-integer-digits="1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">
      <number:text>( </number:text>
      <number:number number:decimal-places="3" number:min-decimal-places="3" number:min-integer-digits="1" number:grouping="true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2" style:volatile="true">
      <number:text> </number:text>
      <number:fill-character> </number:fill-character>
      <number:text>-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/>
    </number:number-style>
    <number:number-style style:name="N141">
      <style:text-properties fo:color="#ff0000"/>
      <number:text>-</number:text>
      <number:number number:decimal-places="2" number:min-decimal-places="2" number:min-integer-digits="1"/>
      <style:map style:condition="value()&gt;=0" style:apply-style-name="N141P0"/>
    </number:number-style>
    <number:number-style style:name="N140">
      <number:number number:decimal-places="3" number:min-decimal-places="3"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">
      <number:number number:decimal-places="2" number:min-decimal-places="2" number:min-integer-digits="1" number:grouping="true"/>
      <number:text> ay</number:text>
    </number:number-style>
    <number:number-style style:name="N135">
      <number:number number:decimal-places="2" number:min-decimal-places="2" number:min-integer-digits="1"/>
      <number:text> TL/USD</number:text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0P2" style:volatile="true">
      <number:text> </number:text>
      <number:fill-character> </number:fill-character>
      <number:text>- TL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2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6P0"/>
    </number:currency-style>
    <number:number-style style:name="N124">
      <number:number number:decimal-places="1" number:min-decimal-places="1" number:min-integer-digits="1"/>
    </number:number-style>
    <number:number-style style:name="N123">
      <number:number number:decimal-places="2" number:min-decimal-places="2" number:min-integer-digits="1"/>
      <number:text> ay</number:text>
    </number:number-style>
    <number:number-style style:name="N122">
      <number:number number:decimal-places="2" number:min-decimal-places="2" number:min-integer-digits="1" number:grouping="true"/>
      <number:text> Ay</number:text>
    </number:number-style>
    <number:number-style style:name="N121">
      <number:text> /   </number:text>
      <number:number number:decimal-places="2" number:min-decimal-places="2" number:min-integer-digits="1"/>
    </number:number-style>
    <number:currency-style style:name="N24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7P0"/>
    </number:currency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16">
      <number:day number:style="long"/>
      <number:text>.</number:text>
      <number:month number:textual="true"/>
      <number:text>.</number:text>
      <number:year/>
    </number:date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115P0" style:volatile="true">
      <number:number number:decimal-places="2" number:min-decimal-places="2" number:min-integer-digits="1" number:grouping="true"/>
      <number:text>     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5P0"/>
    </number:number-style>
    <number:number-style style:name="N240P0" style:volatile="true">
      <number:text>₺</number:text>
      <number:number number:decimal-places="0" number:min-decimal-places="0" number:min-integer-digits="1" number:grouping="true"/>
    </number:number-style>
    <number:number-style style:name="N240">
      <number:text>-₺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currency-style style:name="N23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9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39P0"/>
    </number:currency-style>
    <number:currency-style style:name="N112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2P0"/>
    </number:currency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7T18:24:02.975488256</dc:date>
    <meta:editing-duration>P4DT4H42M7S</meta:editing-duration>
    <meta:editing-cycles>308</meta:editing-cycles>
    <meta:generator>LibreOffice/7.3.7.2$Linux_X86_64 LibreOffice_project/30$Build-2</meta:generator>
    <meta:print-date>2022-12-31T16:10:14.234562476</meta:print-date>
    <meta:document-statistic meta:table-count="13" meta:cell-count="3042" meta:object-count="0"/>
  </office:meta>
</office:document-meta>
</file>